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874cm" style:rel-column-width="18787*"/>
    </style:style>
    <style:style style:name="Таблица1.B" style:family="table-column">
      <style:table-column-properties style:column-width="12.127cm" style:rel-column-width="4674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874cm" style:rel-column-width="18787*"/>
    </style:style>
    <style:style style:name="Таблица2.B" style:family="table-column">
      <style:table-column-properties style:column-width="12.127cm" style:rel-column-width="4674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7" style:family="table-row">
      <style:table-row-properties style:min-row-height="1.408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874cm" style:rel-column-width="18787*"/>
    </style:style>
    <style:style style:name="Таблица3.B" style:family="table-column">
      <style:table-column-properties style:column-width="12.127cm" style:rel-column-width="4674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7" style:family="table-row">
      <style:table-row-properties style:min-row-height="1.408cm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874cm" style:rel-column-width="18787*"/>
    </style:style>
    <style:style style:name="Таблица4.B" style:family="table-column">
      <style:table-column-properties style:column-width="12.127cm" style:rel-column-width="4674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7" style:family="table-row">
      <style:table-row-properties style:min-row-height="1.408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874cm" style:rel-column-width="18787*"/>
    </style:style>
    <style:style style:name="Таблица5.B" style:family="table-column">
      <style:table-column-properties style:column-width="12.127cm" style:rel-column-width="4674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7" style:family="table-row">
      <style:table-row-properties style:min-row-height="1.408cm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874cm" style:rel-column-width="18787*"/>
    </style:style>
    <style:style style:name="Таблица6.B" style:family="table-column">
      <style:table-column-properties style:column-width="12.127cm" style:rel-column-width="4674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7" style:family="table-row">
      <style:table-row-properties style:min-row-height="1.408cm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874cm" style:rel-column-width="18787*"/>
    </style:style>
    <style:style style:name="Таблица7.B" style:family="table-column">
      <style:table-column-properties style:column-width="12.127cm" style:rel-column-width="46748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7" style:family="table-row">
      <style:table-row-properties style:min-row-height="1.408cm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874cm" style:rel-column-width="18787*"/>
    </style:style>
    <style:style style:name="Таблица8.B" style:family="table-column">
      <style:table-column-properties style:column-width="12.127cm" style:rel-column-width="46748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7" style:family="table-row">
      <style:table-row-properties style:min-row-height="1.408cm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4.874cm" style:rel-column-width="18787*"/>
    </style:style>
    <style:style style:name="Таблица9.B" style:family="table-column">
      <style:table-column-properties style:column-width="12.127cm" style:rel-column-width="4674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7" style:family="table-row">
      <style:table-row-properties style:min-row-height="1.408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4.874cm" style:rel-column-width="18787*"/>
    </style:style>
    <style:style style:name="Таблица10.B" style:family="table-column">
      <style:table-column-properties style:column-width="12.127cm" style:rel-column-width="4674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7" style:family="table-row">
      <style:table-row-properties style:min-row-height="1.408cm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4.874cm" style:rel-column-width="18787*"/>
    </style:style>
    <style:style style:name="Таблица11.B" style:family="table-column">
      <style:table-column-properties style:column-width="12.127cm" style:rel-column-width="46748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B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7" style:family="table-row">
      <style:table-row-properties style:min-row-height="1.408cm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4.874cm" style:rel-column-width="18787*"/>
    </style:style>
    <style:style style:name="Таблица12.B" style:family="table-column">
      <style:table-column-properties style:column-width="12.127cm" style:rel-column-width="46748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.7" style:family="table-row">
      <style:table-row-properties style:min-row-height="1.408cm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4.874cm" style:rel-column-width="18787*"/>
    </style:style>
    <style:style style:name="Таблица13.B" style:family="table-column">
      <style:table-column-properties style:column-width="12.127cm" style:rel-column-width="46748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B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7" style:family="table-row">
      <style:table-row-properties style:min-row-height="1.408cm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4.874cm" style:rel-column-width="18787*"/>
    </style:style>
    <style:style style:name="Таблица14.B" style:family="table-column">
      <style:table-column-properties style:column-width="12.127cm" style:rel-column-width="46748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.7" style:family="table-row">
      <style:table-row-properties style:min-row-height="1.408cm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4.874cm" style:rel-column-width="18787*"/>
    </style:style>
    <style:style style:name="Таблица15.B" style:family="table-column">
      <style:table-column-properties style:column-width="12.127cm" style:rel-column-width="46748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B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7" style:family="table-row">
      <style:table-row-properties style:min-row-height="1.408cm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4.874cm" style:rel-column-width="18787*"/>
    </style:style>
    <style:style style:name="Таблица16.B" style:family="table-column">
      <style:table-column-properties style:column-width="12.127cm" style:rel-column-width="46748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.7" style:family="table-row">
      <style:table-row-properties style:min-row-height="1.408cm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4.874cm" style:rel-column-width="18787*"/>
    </style:style>
    <style:style style:name="Таблица17.B" style:family="table-column">
      <style:table-column-properties style:column-width="12.127cm" style:rel-column-width="4674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.7" style:family="table-row">
      <style:table-row-properties style:min-row-height="1.408cm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4.874cm" style:rel-column-width="18787*"/>
    </style:style>
    <style:style style:name="Таблица18.B" style:family="table-column">
      <style:table-column-properties style:column-width="12.127cm" style:rel-column-width="46748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B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.7" style:family="table-row">
      <style:table-row-properties style:min-row-height="1.408cm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4.874cm" style:rel-column-width="18787*"/>
    </style:style>
    <style:style style:name="Таблица20.B" style:family="table-column">
      <style:table-column-properties style:column-width="12.127cm" style:rel-column-width="46748*"/>
    </style:style>
    <style:style style:name="Таблица20.1" style:family="table-row">
      <style:table-row-properties style:min-row-height="0.684cm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.5" style:family="table-row">
      <style:table-row-properties style:min-row-height="1.476cm"/>
    </style:style>
    <style:style style:name="Таблица20.7" style:family="table-row">
      <style:table-row-properties style:min-row-height="1.408cm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4.874cm" style:rel-column-width="18787*"/>
    </style:style>
    <style:style style:name="Таблица19.B" style:family="table-column">
      <style:table-column-properties style:column-width="12.127cm" style:rel-column-width="46748*"/>
    </style:style>
    <style:style style:name="Таблица19.1" style:family="table-row">
      <style:table-row-properties style:min-row-height="0.684cm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B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.5" style:family="table-row">
      <style:table-row-properties style:min-row-height="1.476cm"/>
    </style:style>
    <style:style style:name="Таблица19.7" style:family="table-row">
      <style:table-row-properties style:min-row-height="1.408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4pt" fo:language="ru" fo:country="RU" fo:font-style="italic" officeooo:rsid="00003f20" officeooo:paragraph-rsid="00003f20" style:font-size-asian="12.25pt" style:font-style-asian="italic" style:font-size-complex="14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03f20" officeooo:paragraph-rsid="00003f20" style:font-size-asian="12.25pt" style:font-style-asian="italic" style:font-size-complex="14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15efc" officeooo:paragraph-rsid="00015efc" style:font-size-asian="12.25pt" style:font-style-asian="italic" style:font-size-complex="14pt" style:font-style-complex="italic"/>
    </style:style>
    <style:style style:name="P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03f20" style:font-size-asian="12.25pt" style:font-weight-asian="bold" style:font-size-complex="14pt" style:font-weight-complex="bold"/>
    </style:style>
    <style:style style:name="P5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0114f1" style:font-size-asian="12.25pt" style:font-size-complex="14pt"/>
    </style:style>
    <style:style style:name="P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03f20" style:font-size-asian="12.25pt" style:font-weight-asian="bold" style:font-size-complex="14pt" style:font-weight-complex="bold"/>
    </style:style>
    <style:style style:name="P7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14f1" officeooo:paragraph-rsid="000114f1" style:font-size-asian="12.25pt" style:font-size-complex="14pt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114f1" style:font-size-asian="12.25pt" style:font-weight-asian="bold" style:font-size-complex="14pt" style:font-weight-complex="bold"/>
    </style:style>
    <style:style style:name="P9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5efc" officeooo:paragraph-rsid="00015efc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15efc" officeooo:paragraph-rsid="00015efc" style:font-size-asian="12.25pt" style:font-size-complex="14pt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14f1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1bd4b" officeooo:paragraph-rsid="0031bd4b" style:font-size-asian="12.25pt" style:font-size-complex="14pt"/>
    </style:style>
    <style:style style:name="P13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14f1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046f6" officeooo:paragraph-rsid="003046f6" style:font-size-asian="12.25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officeooo:rsid="00015efc" officeooo:paragraph-rsid="003046f6" style:font-size-asian="12.25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046f6" officeooo:paragraph-rsid="003046f6" style:font-size-asian="12.25pt" style:font-size-complex="14pt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046f6" officeooo:paragraph-rsid="003046f6" style:font-size-asian="12.25pt" style:font-weight-asian="normal" style:font-size-complex="14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officeooo:rsid="00040fd7" officeooo:paragraph-rsid="003046f6" style:font-size-asian="12.25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officeooo:rsid="00046a67" officeooo:paragraph-rsid="003046f6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15efc" officeooo:paragraph-rsid="00003f20" style:font-size-asian="12.25pt" style:font-style-asian="italic" style:font-size-complex="14pt" style:font-style-complex="italic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15efc" style:font-size-asian="12.25pt" style:font-weight-asian="bold" style:font-size-complex="14pt" style:font-weight-complex="bold"/>
    </style:style>
    <style:style style:name="P22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254a7b" style:font-size-asian="12.25pt" style:font-size-complex="14pt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15efc" style:font-size-asian="12.25pt" style:font-weight-asian="bold" style:font-size-complex="14pt" style:font-weight-complex="bold"/>
    </style:style>
    <style:style style:name="P24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14f1" officeooo:paragraph-rsid="00015efc" style:font-size-asian="12.25pt" style:font-size-complex="14pt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15efc" style:font-size-asian="12.25pt" style:font-weight-asian="bold" style:font-size-complex="14pt" style:font-weight-complex="bold"/>
    </style:style>
    <style:style style:name="P2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5efc" style:font-size-asian="12.25pt" style:font-weight-asian="bold" style:font-size-complex="14pt" style:font-weight-complex="bold"/>
    </style:style>
    <style:style style:name="P27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15efc" style:font-size-asian="12.25pt" style:font-weight-asian="bold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015efc" officeooo:paragraph-rsid="00015efc" style:font-size-asian="12.25pt" style:font-size-complex="14pt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1bd4b" officeooo:paragraph-rsid="0031bd4b" style:font-size-asian="12.25pt" style:font-weight-asian="normal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officeooo:rsid="00040fd7" officeooo:paragraph-rsid="0031bd4b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46a67" officeooo:paragraph-rsid="0031bd4b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4pt" officeooo:rsid="0001a863" officeooo:paragraph-rsid="0031bd4b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03f20" officeooo:paragraph-rsid="00015efc" style:font-size-asian="12.25pt" style:font-style-asian="italic" style:font-size-complex="14pt" style:font-style-complex="italic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1a863" officeooo:paragraph-rsid="0001a863" style:font-size-asian="12.25pt" style:font-style-asian="italic" style:font-size-complex="14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1a863" officeooo:paragraph-rsid="0001a863" style:font-size-asian="12.25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47866" officeooo:paragraph-rsid="00347866" style:font-size-asian="12.25pt" style:font-weight-asian="bold" style:font-size-complex="14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47866" officeooo:paragraph-rsid="00347866" style:font-size-asian="12.25pt" style:font-weight-asian="normal" style:font-size-complex="14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4pt" officeooo:rsid="000568c1" officeooo:paragraph-rsid="000acf3f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568c1" officeooo:paragraph-rsid="000568c1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568c1" officeooo:paragraph-rsid="000568c1" style:font-size-asian="12.25pt" style:font-style-asian="italic" style:font-size-complex="14pt" style:font-style-complex="italic"/>
    </style:style>
    <style:style style:name="P4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568c1" style:font-size-asian="12.25pt" style:font-weight-asian="bold" style:font-size-complex="14pt" style:font-weight-complex="bold"/>
    </style:style>
    <style:style style:name="P4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568c1" style:font-size-asian="12.25pt" style:font-weight-asian="bold" style:font-size-complex="14pt" style:font-weight-complex="bold"/>
    </style:style>
    <style:style style:name="P43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06e78e" officeooo:paragraph-rsid="0006e78e" style:font-size-asian="12.25pt" style:font-size-complex="14pt"/>
    </style:style>
    <style:style style:name="P4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568c1" style:font-size-asian="12.25pt" style:font-weight-asian="bold" style:font-size-complex="14pt" style:font-weight-complex="bold"/>
    </style:style>
    <style:style style:name="P45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5efc" officeooo:paragraph-rsid="000568c1" style:font-size-asian="12.25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6e78e" officeooo:paragraph-rsid="0006e78e" style:font-size-asian="12.25pt" style:font-size-complex="14pt"/>
    </style:style>
    <style:style style:name="P4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568c1" style:font-size-asian="12.25pt" style:font-weight-asian="bold" style:font-size-complex="14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568c1" style:font-size-asian="12.25pt" style:font-weight-asian="bold" style:font-size-complex="14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6e78e" officeooo:paragraph-rsid="00347866" style:font-size-asian="12.25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47866" officeooo:paragraph-rsid="00347866" style:font-size-asian="12.25pt" style:font-size-complex="14pt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47866" officeooo:paragraph-rsid="00347866" style:font-size-asian="12.25pt" style:font-weight-asian="normal" style:font-size-complex="14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8de33" officeooo:paragraph-rsid="0008de33" style:font-size-asian="12.25pt" style:font-size-complex="14pt"/>
    </style:style>
    <style:style style:name="P53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8de33" officeooo:paragraph-rsid="0008de33" style:font-size-asian="12.25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8de33" officeooo:paragraph-rsid="0008de33" style:font-size-asian="12.25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5aeea" officeooo:paragraph-rsid="0035aeea" style:font-size-asian="12.25pt" style:font-weight-asian="bold" style:font-size-complex="14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8de33" officeooo:paragraph-rsid="0035aeea" style:font-size-asian="12.25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5aeea" officeooo:paragraph-rsid="0035aeea" style:font-size-asian="12.25pt" style:font-size-complex="14pt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5aeea" officeooo:paragraph-rsid="0035aeea" style:font-size-asian="12.25pt" style:font-weight-asian="normal" style:font-size-complex="14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acf3f" officeooo:paragraph-rsid="0035aeea" style:font-size-asian="12.25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acf3f" officeooo:paragraph-rsid="000acf3f" style:font-size-asian="12.25pt" style:font-style-asian="italic" style:font-size-complex="14pt" style:font-style-complex="italic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acf3f" style:font-size-asian="12.25pt" style:font-weight-asian="bold" style:font-size-complex="14pt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acf3f" style:font-size-asian="12.25pt" style:font-weight-asian="bold" style:font-size-complex="14pt" style:font-weight-complex="bold"/>
    </style:style>
    <style:style style:name="P63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d68f0" officeooo:paragraph-rsid="000d68f0" style:font-size-asian="12.25pt" style:font-size-complex="14pt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acf3f" style:font-size-asian="12.25pt" style:font-weight-asian="bold" style:font-size-complex="14pt" style:font-weight-complex="bold"/>
    </style:style>
    <style:style style:name="P65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015efc" officeooo:paragraph-rsid="000acf3f" style:font-size-asian="12.25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8de33" officeooo:paragraph-rsid="000acf3f" style:font-size-asian="12.25pt" style:font-size-complex="14pt"/>
    </style:style>
    <style:style style:name="P6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acf3f" style:font-size-asian="12.25pt" style:font-weight-asian="bold" style:font-size-complex="14pt" style:font-weight-complex="bold"/>
    </style:style>
    <style:style style:name="P68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acf3f" style:font-size-asian="12.25pt" style:font-weight-asian="bold" style:font-size-complex="14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6d028" officeooo:paragraph-rsid="0036d028" style:font-size-asian="12.25pt" style:font-weight-asian="bold" style:font-size-complex="14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d68f0" officeooo:paragraph-rsid="0036d028" style:font-size-asian="12.25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f5f4a" officeooo:paragraph-rsid="000f5f4a" style:font-size-asian="12.25pt" style:font-size-complex="14pt"/>
    </style:style>
    <style:style style:name="P7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6d028" officeooo:paragraph-rsid="0036d028" style:font-size-asian="12.25pt" style:font-weight-asian="normal" style:font-size-complex="14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6d028" officeooo:paragraph-rsid="0036d028" style:font-size-asian="12.25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568c1" officeooo:paragraph-rsid="000acf3f" style:font-size-asian="12.25pt" style:font-style-asian="italic" style:font-size-complex="14pt" style:font-style-complex="italic"/>
    </style:style>
    <style:style style:name="P7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fdbba" officeooo:paragraph-rsid="000fdbba" style:font-size-asian="12.25pt" style:font-style-asian="italic" style:font-size-complex="14pt" style:font-style-complex="italic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0fdbba" style:font-size-asian="12.25pt" style:font-weight-asian="bold" style:font-size-complex="14pt" style:font-weight-complex="bold"/>
    </style:style>
    <style:style style:name="P77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0fdbba" style:font-size-asian="12.25pt" style:font-size-complex="14pt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0fdbba" style:font-size-asian="12.25pt" style:font-weight-asian="bold" style:font-size-complex="14pt" style:font-weight-complex="bold"/>
    </style:style>
    <style:style style:name="P79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0a775" officeooo:paragraph-rsid="0010a775" style:font-size-asian="12.25pt" style:font-size-complex="14pt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0fdbba" style:font-size-asian="12.25pt" style:font-weight-asian="bold" style:font-size-complex="14pt" style:font-weight-complex="bold"/>
    </style:style>
    <style:style style:name="P81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0a775" style:font-size-asian="12.25pt" style:font-size-complex="14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8de33" officeooo:paragraph-rsid="000fdbba" style:font-size-asian="12.25pt" style:font-size-complex="14pt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fdbba" style:font-size-asian="12.25pt" style:font-weight-asian="bold" style:font-size-complex="14pt" style:font-weight-complex="bold"/>
    </style:style>
    <style:style style:name="P84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0fdbba" style:font-size-asian="12.25pt" style:font-weight-asian="bold" style:font-size-complex="14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78064" officeooo:paragraph-rsid="00378064" style:font-size-asian="12.25pt" style:font-weight-asian="bold" style:font-size-complex="14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0a775" officeooo:paragraph-rsid="000fdbba" style:font-size-asian="12.25pt" style:font-size-complex="14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78064" officeooo:paragraph-rsid="00378064" style:font-size-asian="12.25pt" style:font-size-complex="14pt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78064" officeooo:paragraph-rsid="00378064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1532a" officeooo:paragraph-rsid="0011532a" style:font-size-asian="12.25pt" style:font-style-asian="italic" style:font-size-complex="14pt" style:font-style-complex="italic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1532a" style:font-size-asian="12.25pt" style:font-weight-asian="bold" style:font-size-complex="14pt" style:font-weight-complex="bold"/>
    </style:style>
    <style:style style:name="P91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1532a" style:font-size-asian="12.25pt" style:font-size-complex="14pt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1532a" style:font-size-asian="12.25pt" style:font-weight-asian="bold" style:font-size-complex="14pt" style:font-weight-complex="bold"/>
    </style:style>
    <style:style style:name="P93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1532a" officeooo:paragraph-rsid="0011532a" style:font-size-asian="12.25pt" style:font-size-complex="14pt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1532a" style:font-size-asian="12.25pt" style:font-weight-asian="bold" style:font-size-complex="14pt" style:font-weight-complex="bold"/>
    </style:style>
    <style:style style:name="P95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1532a" style:font-size-asian="12.25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1532a" officeooo:paragraph-rsid="0011532a" style:font-size-asian="12.25pt" style:font-size-complex="14pt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1532a" style:font-size-asian="12.25pt" style:font-weight-asian="bold" style:font-size-complex="14pt" style:font-weight-complex="bold"/>
    </style:style>
    <style:style style:name="P98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1532a" style:font-size-asian="12.25pt" style:font-weight-asian="bold" style:font-size-complex="14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81bd0" officeooo:paragraph-rsid="00381bd0" style:font-size-asian="12.25pt" style:font-weight-asian="bold" style:font-size-complex="14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0a775" officeooo:paragraph-rsid="00381bd0" style:font-size-asian="12.25pt" style:font-size-complex="14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881d6" officeooo:paragraph-rsid="003881d6" style:font-size-asian="12.25pt" style:font-size-complex="14pt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81bd0" officeooo:paragraph-rsid="00381bd0" style:font-size-asian="12.25pt" style:font-weight-asian="normal" style:font-size-complex="14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1532a" officeooo:paragraph-rsid="003881d6" style:font-size-asian="12.25pt" style:font-size-complex="14pt"/>
    </style:style>
    <style:style style:name="P10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fdbba" officeooo:paragraph-rsid="0011532a" style:font-size-asian="12.25pt" style:font-style-asian="italic" style:font-size-complex="14pt" style:font-style-complex="italic"/>
    </style:style>
    <style:style style:name="P10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2f255" officeooo:paragraph-rsid="0012f255" style:font-size-asian="12.25pt" style:font-style-asian="italic" style:font-size-complex="14pt" style:font-style-complex="italic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2f255" style:font-size-asian="12.25pt" style:font-weight-asian="bold" style:font-size-complex="14pt" style:font-weight-complex="bold"/>
    </style:style>
    <style:style style:name="P107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2f255" style:font-size-asian="12.25pt" style:font-size-complex="14pt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2f255" style:font-size-asian="12.25pt" style:font-weight-asian="bold" style:font-size-complex="14pt" style:font-weight-complex="bold"/>
    </style:style>
    <style:style style:name="P109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38903" officeooo:paragraph-rsid="00138903" style:font-size-asian="12.25pt" style:font-size-complex="14pt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2f255" style:font-size-asian="12.25pt" style:font-weight-asian="bold" style:font-size-complex="14pt" style:font-weight-complex="bold"/>
    </style:style>
    <style:style style:name="P111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2f255" style:font-size-asian="12.25pt" style:font-size-complex="14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1532a" officeooo:paragraph-rsid="0012f255" style:font-size-asian="12.25pt" style:font-size-complex="14pt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2f255" style:font-size-asian="12.25pt" style:font-weight-asian="bold" style:font-size-complex="14pt" style:font-weight-complex="bold"/>
    </style:style>
    <style:style style:name="P114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2f255" style:font-size-asian="12.25pt" style:font-weight-asian="bold" style:font-size-complex="14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c9fb3" officeooo:paragraph-rsid="003c9fb3" style:font-size-asian="12.25pt" style:font-weight-asian="bold" style:font-size-complex="14pt" style:font-weight-complex="bold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a57eb" officeooo:paragraph-rsid="003a57eb" style:font-size-asian="12.25pt" style:font-weight-asian="normal" style:font-size-complex="14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a57eb" officeooo:paragraph-rsid="003a57eb" style:font-size-asian="12.25pt" style:font-size-complex="14pt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a57eb" officeooo:paragraph-rsid="003a57eb" style:font-size-asian="12.25pt" style:font-weight-asian="normal" style:font-size-complex="14pt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3b5cc" officeooo:paragraph-rsid="003a57eb" style:font-size-asian="12.25pt" style:font-size-complex="14pt"/>
    </style:style>
    <style:style style:name="P12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0fdbba" officeooo:paragraph-rsid="0012f255" style:font-size-asian="12.25pt" style:font-style-asian="italic" style:font-size-complex="14pt" style:font-style-complex="italic"/>
    </style:style>
    <style:style style:name="P12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3b5cc" officeooo:paragraph-rsid="0013b5cc" style:font-size-asian="12.25pt" style:font-style-asian="italic" style:font-size-complex="14pt" style:font-style-complex="italic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3b5cc" style:font-size-asian="12.25pt" style:font-weight-asian="bold" style:font-size-complex="14pt" style:font-weight-complex="bold"/>
    </style:style>
    <style:style style:name="P123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3b5cc" style:font-size-asian="12.25pt" style:font-size-complex="14pt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3b5cc" style:font-size-asian="12.25pt" style:font-weight-asian="bold" style:font-size-complex="14pt" style:font-weight-complex="bold"/>
    </style:style>
    <style:style style:name="P125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3c016" officeooo:paragraph-rsid="0013c016" style:font-size-asian="12.25pt" style:font-size-complex="14pt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3b5cc" style:font-size-asian="12.25pt" style:font-weight-asian="bold" style:font-size-complex="14pt" style:font-weight-complex="bold"/>
    </style:style>
    <style:style style:name="P127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3b5cc" style:font-size-asian="12.25pt" style:font-size-complex="14pt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3c016" officeooo:paragraph-rsid="0013c016" style:font-size-asian="12.25pt" style:font-size-complex="14pt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3b5cc" style:font-size-asian="12.25pt" style:font-weight-asian="bold" style:font-size-complex="14pt" style:font-weight-complex="bold"/>
    </style:style>
    <style:style style:name="P130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3b5cc" style:font-size-asian="12.25pt" style:font-weight-asian="bold" style:font-size-complex="14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64c3b7" officeooo:paragraph-rsid="0064c3b7" style:font-size-asian="12.25pt" style:font-weight-asian="bold" style:font-size-complex="14pt" style:font-weight-complex="bold"/>
    </style:style>
    <style:style style:name="P13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normal" officeooo:rsid="003be078" officeooo:paragraph-rsid="003be078" style:font-size-asian="12.25pt" style:font-weight-asian="normal" style:font-size-complex="14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9fb3" officeooo:paragraph-rsid="003c9fb3" style:font-size-asian="12.25pt" style:font-size-complex="14pt"/>
    </style:style>
    <style:style style:name="P13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be078" officeooo:paragraph-rsid="003be078" style:font-size-asian="12.25pt" style:font-weight-asian="normal" style:font-size-complex="14pt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be078" officeooo:paragraph-rsid="003be078" style:font-size-asian="12.25pt" style:font-size-complex="14pt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bfa1c" officeooo:paragraph-rsid="003bfa1c" style:font-size-asian="12.25pt" style:font-size-complex="14pt"/>
    </style:style>
    <style:style style:name="P13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4862a" officeooo:paragraph-rsid="0014862a" style:font-size-asian="12.25pt" style:font-style-asian="italic" style:font-size-complex="14pt" style:font-style-complex="italic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4862a" style:font-size-asian="12.25pt" style:font-weight-asian="bold" style:font-size-complex="14pt" style:font-weight-complex="bold"/>
    </style:style>
    <style:style style:name="P139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4862a" style:font-size-asian="12.25pt" style:font-size-complex="14pt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4862a" style:font-size-asian="12.25pt" style:font-weight-asian="bold" style:font-size-complex="14pt" style:font-weight-complex="bold"/>
    </style:style>
    <style:style style:name="P141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4862a" officeooo:paragraph-rsid="0014862a" style:font-size-asian="12.25pt" style:font-size-complex="14pt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4862a" style:font-size-asian="12.25pt" style:font-weight-asian="bold" style:font-size-complex="14pt" style:font-weight-complex="bold"/>
    </style:style>
    <style:style style:name="P143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officeooo:rsid="0010a775" officeooo:paragraph-rsid="0014862a" style:font-size-asian="12.25pt" style:font-size-complex="14pt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3c016" officeooo:paragraph-rsid="0014862a" style:font-size-asian="12.25pt" style:font-size-complex="14pt"/>
    </style:style>
    <style:style style:name="P14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4862a" style:font-size-asian="12.25pt" style:font-weight-asian="bold" style:font-size-complex="14pt" style:font-weight-complex="bold"/>
    </style:style>
    <style:style style:name="P146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4862a" style:font-size-asian="12.25pt" style:font-weight-asian="bold" style:font-size-complex="14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cfc3e" officeooo:paragraph-rsid="003cfc3e" style:font-size-asian="12.25pt" style:font-weight-asian="bold" style:font-size-complex="14pt" style:font-weight-complex="bold"/>
    </style:style>
    <style:style style:name="P14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c9fb3" officeooo:paragraph-rsid="003c9fb3" style:font-size-asian="12.25pt" style:font-weight-asian="normal" style:font-size-complex="14pt" style:font-weight-complex="normal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c9fb3" officeooo:paragraph-rsid="003c9fb3" style:font-size-asian="12.25pt" style:font-size-complex="14pt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881d6" officeooo:paragraph-rsid="003c9fb3" style:font-size-asian="12.25pt" style:font-size-complex="14pt"/>
    </style:style>
    <style:style style:name="P15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cfc3e" officeooo:paragraph-rsid="003cfc3e" style:font-size-asian="12.25pt" style:font-weight-asian="normal" style:font-size-complex="14pt" style:font-weight-complex="normal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9fb3" officeooo:paragraph-rsid="003cfc3e" style:font-size-asian="12.25pt" style:font-size-complex="14pt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c9fb3" officeooo:paragraph-rsid="003cfc3e" style:font-size-asian="12.25pt" style:font-size-complex="14pt"/>
    </style:style>
    <style:style style:name="P15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3cfc3e" style:font-size-asian="12.25pt" style:font-size-complex="14pt"/>
    </style:style>
    <style:style style:name="P15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cfc3e" officeooo:paragraph-rsid="003cfc3e" style:font-size-asian="12.25pt" style:font-size-complex="14pt"/>
    </style:style>
    <style:style style:name="P15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6ab01" officeooo:paragraph-rsid="0016ab01" style:font-size-asian="12.25pt" style:font-style-asian="italic" style:font-size-complex="14pt" style:font-style-complex="italic"/>
    </style:style>
    <style:style style:name="P15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6ab01" style:font-size-asian="12.25pt" style:font-weight-asian="bold" style:font-size-complex="14pt" style:font-weight-complex="bold"/>
    </style:style>
    <style:style style:name="P158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16ab01" style:font-size-asian="12.25pt" style:font-size-complex="14pt"/>
    </style:style>
    <style:style style:name="P15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6ab01" style:font-size-asian="12.25pt" style:font-weight-asian="bold" style:font-size-complex="14pt" style:font-weight-complex="bold"/>
    </style:style>
    <style:style style:name="P160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73405" officeooo:paragraph-rsid="00173405" style:font-size-asian="12.25pt" style:font-size-complex="14pt"/>
    </style:style>
    <style:style style:name="P16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6ab01" style:font-size-asian="12.25pt" style:font-weight-asian="bold" style:font-size-complex="14pt" style:font-weight-complex="bold"/>
    </style:style>
    <style:style style:name="P162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d17ba" officeooo:paragraph-rsid="002d17ba" style:font-size-asian="12.25pt" style:font-size-complex="14pt"/>
    </style:style>
    <style:style style:name="P16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73405" officeooo:paragraph-rsid="00173405" style:font-size-asian="12.25pt" style:font-size-complex="14pt"/>
    </style:style>
    <style:style style:name="P16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6ab01" style:font-size-asian="12.25pt" style:font-weight-asian="bold" style:font-size-complex="14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73405" style:font-size-asian="12.25pt" style:font-size-complex="14pt"/>
    </style:style>
    <style:style style:name="P166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6ab01" style:font-size-asian="12.25pt" style:font-weight-asian="bold" style:font-size-complex="14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ebb9b" officeooo:paragraph-rsid="003ebb9b" style:font-size-asian="12.25pt" style:font-weight-asian="bold" style:font-size-complex="14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3ebb9b" style:font-size-asian="12.25pt" style:font-size-complex="14pt"/>
    </style:style>
    <style:style style:name="P16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bb9b" officeooo:paragraph-rsid="003ebb9b" style:font-size-asian="12.25pt" style:font-size-complex="14pt"/>
    </style:style>
    <style:style style:name="P17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ebb9b" officeooo:paragraph-rsid="003ebb9b" style:font-size-asian="12.25pt" style:font-weight-asian="normal" style:font-size-complex="14pt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ebb9b" officeooo:paragraph-rsid="003ebb9b" style:font-size-asian="12.25pt" style:font-size-complex="14pt"/>
    </style:style>
    <style:style style:name="P17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fo:font-weight="normal" officeooo:rsid="003ebb9b" officeooo:paragraph-rsid="003ebb9b" style:font-size-asian="12.25pt" style:font-weight-asian="normal" style:font-size-complex="14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81b77" officeooo:paragraph-rsid="00181b77" style:font-size-asian="12.25pt" style:font-style-asian="italic" style:font-size-complex="14pt" style:font-style-complex="italic"/>
    </style:style>
    <style:style style:name="P17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81b77" style:font-size-asian="12.25pt" style:font-weight-asian="bold" style:font-size-complex="14pt" style:font-weight-complex="bold"/>
    </style:style>
    <style:style style:name="P175" style:family="paragraph" style:parent-style-name="Table_20_Contents">
      <loext:graphic-properties draw:fill="none"/>
      <style:paragraph-properties fo:margin-left="0.499cm" fo:margin-right="0.6cm" fo:text-align="start" style:justify-single-word="false" fo:orphans="0" fo:widows="0" fo:text-indent="-0.4cm" style:auto-text-indent="false" fo:background-color="transparent" text:number-lines="false" text:line-number="0"/>
      <style:text-properties style:font-name="Times New Roman" fo:font-size="14pt" fo:language="en" fo:country="US" officeooo:rsid="000114f1" officeooo:paragraph-rsid="002d17ba" style:font-size-asian="12.25pt" style:font-size-complex="14pt"/>
    </style:style>
    <style:style style:name="P17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81b77" style:font-size-asian="12.25pt" style:font-weight-asian="bold" style:font-size-complex="14pt" style:font-weight-complex="bold"/>
    </style:style>
    <style:style style:name="P177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86812" officeooo:paragraph-rsid="00186812" style:font-size-asian="12.25pt" style:font-size-complex="14pt"/>
    </style:style>
    <style:style style:name="P17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81b77" style:font-size-asian="12.25pt" style:font-weight-asian="bold" style:font-size-complex="14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73405" officeooo:paragraph-rsid="00181b77" style:font-size-asian="12.25pt" style:font-size-complex="14pt"/>
    </style:style>
    <style:style style:name="P18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1b77" style:font-size-asian="12.25pt" style:font-weight-asian="bold" style:font-size-complex="14pt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81b77" style:font-size-asian="12.25pt" style:font-size-complex="14pt"/>
    </style:style>
    <style:style style:name="P182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1b77" style:font-size-asian="12.25pt" style:font-weight-asian="bold" style:font-size-complex="14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3f3ae8" officeooo:paragraph-rsid="003f3ae8" style:font-size-asian="12.25pt" style:font-weight-asian="bold" style:font-size-complex="14pt" style:font-weight-complex="bold"/>
    </style:style>
    <style:style style:name="P18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ed610" officeooo:paragraph-rsid="003ed610" style:font-size-asian="12.25pt" style:font-weight-asian="normal" style:font-size-complex="14pt" style:font-weight-complex="normal"/>
    </style:style>
    <style:style style:name="P18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ed610" officeooo:paragraph-rsid="003ed610" style:font-size-asian="12.25pt" style:font-size-complex="14pt"/>
    </style:style>
    <style:style style:name="P18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fo:font-weight="normal" officeooo:rsid="003ed610" officeooo:paragraph-rsid="003ed610" style:font-size-asian="12.25pt" style:font-weight-asian="normal" style:font-size-complex="14pt" style:font-weight-complex="normal"/>
    </style:style>
    <style:style style:name="P18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d610" officeooo:paragraph-rsid="003ed610" style:font-size-asian="12.25pt" style:font-size-complex="14pt"/>
    </style:style>
    <style:style style:name="P18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86812" officeooo:paragraph-rsid="00186812" style:font-size-asian="12.25pt" style:font-style-asian="italic" style:font-size-complex="14pt" style:font-style-complex="italic"/>
    </style:style>
    <style:style style:name="P18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86812" style:font-size-asian="12.25pt" style:font-weight-asian="bold" style:font-size-complex="14pt" style:font-weight-complex="bold"/>
    </style:style>
    <style:style style:name="P19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86812" style:font-size-asian="12.25pt" style:font-weight-asian="bold" style:font-size-complex="14pt" style:font-weight-complex="bold"/>
    </style:style>
    <style:style style:name="P191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8ac3f" officeooo:paragraph-rsid="0018ac3f" style:font-size-asian="12.25pt" style:font-size-complex="14pt"/>
    </style:style>
    <style:style style:name="P19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86812" style:font-size-asian="12.25pt" style:font-weight-asian="bold" style:font-size-complex="14pt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73405" officeooo:paragraph-rsid="00186812" style:font-size-asian="12.25pt" style:font-size-complex="14pt"/>
    </style:style>
    <style:style style:name="P19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6812" style:font-size-asian="12.25pt" style:font-weight-asian="bold" style:font-size-complex="14pt" style:font-weight-complex="bold"/>
    </style:style>
    <style:style style:name="P19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86812" style:font-size-asian="12.25pt" style:font-size-complex="14pt"/>
    </style:style>
    <style:style style:name="P196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86812" style:font-size-asian="12.25pt" style:font-weight-asian="bold" style:font-size-complex="14pt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10c2d" officeooo:paragraph-rsid="00410c2d" style:font-size-asian="12.25pt" style:font-weight-asian="bold" style:font-size-complex="14pt" style:font-weight-complex="bold"/>
    </style:style>
    <style:style style:name="P19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3f3ae8" officeooo:paragraph-rsid="003f3ae8" style:font-size-asian="12.25pt" style:font-weight-asian="normal" style:font-size-complex="14pt" style:font-weight-complex="normal"/>
    </style:style>
    <style:style style:name="P19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f3ae8" officeooo:paragraph-rsid="003f3ae8" style:font-size-asian="12.25pt" style:font-size-complex="14pt"/>
    </style:style>
    <style:style style:name="P20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f3ae8" officeooo:paragraph-rsid="003f3ae8" style:font-size-asian="12.25pt" style:font-size-complex="14pt"/>
    </style:style>
    <style:style style:name="P20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aa840" officeooo:paragraph-rsid="001aa840" style:font-size-asian="12.25pt" style:font-style-asian="italic" style:font-size-complex="14pt" style:font-style-complex="italic"/>
    </style:style>
    <style:style style:name="P20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aa840" style:font-size-asian="12.25pt" style:font-weight-asian="bold" style:font-size-complex="14pt" style:font-weight-complex="bold"/>
    </style:style>
    <style:style style:name="P20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aa840" style:font-size-asian="12.25pt" style:font-weight-asian="bold" style:font-size-complex="14pt" style:font-weight-complex="bold"/>
    </style:style>
    <style:style style:name="P204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aa840" officeooo:paragraph-rsid="001aa840" style:font-size-asian="12.25pt" style:font-size-complex="14pt"/>
    </style:style>
    <style:style style:name="P20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aa840" style:font-size-asian="12.25pt" style:font-weight-asian="bold" style:font-size-complex="14pt" style:font-weight-complex="bold"/>
    </style:style>
    <style:style style:name="P20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b68e1" officeooo:paragraph-rsid="001b68e1" style:font-size-asian="12.25pt" style:font-size-complex="14pt"/>
    </style:style>
    <style:style style:name="P20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aa840" style:font-size-asian="12.25pt" style:font-weight-asian="bold" style:font-size-complex="14pt" style:font-weight-complex="bold"/>
    </style:style>
    <style:style style:name="P20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aa840" style:font-size-asian="12.25pt" style:font-size-complex="14pt"/>
    </style:style>
    <style:style style:name="P20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aa840" style:font-size-asian="12.25pt" style:font-weight-asian="bold" style:font-size-complex="14pt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4747e" officeooo:paragraph-rsid="0044747e" style:font-size-asian="12.25pt" style:font-weight-asian="bold" style:font-size-complex="14pt" style:font-weight-complex="bold"/>
    </style:style>
    <style:style style:name="P21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1aff0" officeooo:paragraph-rsid="0041aff0" style:font-size-asian="12.25pt" style:font-weight-asian="normal" style:font-size-complex="14pt" style:font-weight-complex="normal"/>
    </style:style>
    <style:style style:name="P21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41aff0" style:font-size-asian="12.25pt" style:font-size-complex="14pt"/>
    </style:style>
    <style:style style:name="P21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bb9b" officeooo:paragraph-rsid="0041aff0" style:font-size-asian="12.25pt" style:font-size-complex="14pt"/>
    </style:style>
    <style:style style:name="P21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1aff0" officeooo:paragraph-rsid="0041aff0" style:font-size-asian="12.25pt" style:font-size-complex="14pt"/>
    </style:style>
    <style:style style:name="P21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1aff0" officeooo:paragraph-rsid="0041aff0" style:font-size-asian="12.25pt" style:font-size-complex="14pt"/>
    </style:style>
    <style:style style:name="P21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2eeb3" officeooo:paragraph-rsid="0042eeb3" style:font-size-asian="12.25pt" style:font-size-complex="14pt"/>
    </style:style>
    <style:style style:name="P21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2eeb3" officeooo:paragraph-rsid="0042eeb3" style:font-size-asian="12.25pt" style:font-weight-asian="normal" style:font-size-complex="14pt" style:font-weight-complex="normal"/>
    </style:style>
    <style:style style:name="P21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2eeb3" officeooo:paragraph-rsid="0042eeb3" style:font-size-asian="12.25pt" style:font-size-complex="14pt"/>
    </style:style>
    <style:style style:name="P21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4747e" officeooo:paragraph-rsid="0044747e" style:font-size-asian="12.25pt" style:font-size-complex="14pt"/>
    </style:style>
    <style:style style:name="P22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2eeb3" officeooo:paragraph-rsid="0044747e" style:font-size-asian="12.25pt" style:font-size-complex="14pt"/>
    </style:style>
    <style:style style:name="P22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b68e1" officeooo:paragraph-rsid="001b68e1" style:font-size-asian="12.25pt" style:font-style-asian="italic" style:font-size-complex="14pt" style:font-style-complex="italic"/>
    </style:style>
    <style:style style:name="P22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b68e1" style:font-size-asian="12.25pt" style:font-weight-asian="bold" style:font-size-complex="14pt" style:font-weight-complex="bold"/>
    </style:style>
    <style:style style:name="P22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b68e1" style:font-size-asian="12.25pt" style:font-weight-asian="bold" style:font-size-complex="14pt" style:font-weight-complex="bold"/>
    </style:style>
    <style:style style:name="P224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1e94bf" officeooo:paragraph-rsid="001e94bf" style:font-size-asian="12.25pt" style:font-size-complex="14pt"/>
    </style:style>
    <style:style style:name="P22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b68e1" style:font-size-asian="12.25pt" style:font-weight-asian="bold" style:font-size-complex="14pt" style:font-weight-complex="bold"/>
    </style:style>
    <style:style style:name="P22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e94bf" officeooo:paragraph-rsid="001e94bf" style:font-size-asian="12.25pt" style:font-size-complex="14pt"/>
    </style:style>
    <style:style style:name="P22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b68e1" style:font-size-asian="12.25pt" style:font-weight-asian="bold" style:font-size-complex="14pt" style:font-weight-complex="bold"/>
    </style:style>
    <style:style style:name="P22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b68e1" style:font-size-asian="12.25pt" style:font-size-complex="14pt"/>
    </style:style>
    <style:style style:name="P22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b68e1" style:font-size-asian="12.25pt" style:font-weight-asian="bold" style:font-size-complex="14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69d07" officeooo:paragraph-rsid="00469d07" style:font-size-asian="12.25pt" style:font-weight-asian="bold" style:font-size-complex="14pt" style:font-weight-complex="bold"/>
    </style:style>
    <style:style style:name="P23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4bd19" officeooo:paragraph-rsid="0044bd19" style:font-size-asian="12.25pt" style:font-weight-asian="normal" style:font-size-complex="14pt" style:font-weight-complex="normal"/>
    </style:style>
    <style:style style:name="P23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cfc3e" officeooo:paragraph-rsid="0044bd19" style:font-size-asian="12.25pt" style:font-size-complex="14pt"/>
    </style:style>
    <style:style style:name="P23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ebb9b" officeooo:paragraph-rsid="0044bd19" style:font-size-asian="12.25pt" style:font-size-complex="14pt"/>
    </style:style>
    <style:style style:name="P23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1aff0" officeooo:paragraph-rsid="0044bd19" style:font-size-asian="12.25pt" style:font-size-complex="14pt"/>
    </style:style>
    <style:style style:name="P23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1aff0" officeooo:paragraph-rsid="0044bd19" style:font-size-asian="12.25pt" style:font-weight-asian="normal" style:font-size-complex="14pt" style:font-weight-complex="normal"/>
    </style:style>
    <style:style style:name="P23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1aff0" officeooo:paragraph-rsid="0044bd19" style:font-size-asian="12.25pt" style:font-size-complex="14pt"/>
    </style:style>
    <style:style style:name="P23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2eeb3" officeooo:paragraph-rsid="0044bd19" style:font-size-asian="12.25pt" style:font-size-complex="14pt"/>
    </style:style>
    <style:style style:name="P23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2eeb3" officeooo:paragraph-rsid="0044bd19" style:font-size-asian="12.25pt" style:font-weight-asian="normal" style:font-size-complex="14pt" style:font-weight-complex="normal"/>
    </style:style>
    <style:style style:name="P23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4bd19" officeooo:paragraph-rsid="0044bd19" style:font-size-asian="12.25pt" style:font-size-complex="14pt"/>
    </style:style>
    <style:style style:name="P24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e94bf" officeooo:paragraph-rsid="001e94bf" style:font-size-asian="12.25pt" style:font-style-asian="italic" style:font-size-complex="14pt" style:font-style-complex="italic"/>
    </style:style>
    <style:style style:name="P24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1e94bf" style:font-size-asian="12.25pt" style:font-weight-asian="bold" style:font-size-complex="14pt" style:font-weight-complex="bold"/>
    </style:style>
    <style:style style:name="P24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1e94bf" style:font-size-asian="12.25pt" style:font-weight-asian="bold" style:font-size-complex="14pt" style:font-weight-complex="bold"/>
    </style:style>
    <style:style style:name="P243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32590" officeooo:paragraph-rsid="00232590" style:font-size-asian="12.25pt" style:font-size-complex="14pt"/>
    </style:style>
    <style:style style:name="P24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1e94bf" style:font-size-asian="12.25pt" style:font-weight-asian="bold" style:font-size-complex="14pt" style:font-weight-complex="bold"/>
    </style:style>
    <style:style style:name="P24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32590" officeooo:paragraph-rsid="00232590" style:font-size-asian="12.25pt" style:font-size-complex="14pt"/>
    </style:style>
    <style:style style:name="P24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e94bf" style:font-size-asian="12.25pt" style:font-weight-asian="bold" style:font-size-complex="14pt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1e94bf" style:font-size-asian="12.25pt" style:font-size-complex="14pt"/>
    </style:style>
    <style:style style:name="P248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1e94bf" style:font-size-asian="12.25pt" style:font-weight-asian="bold" style:font-size-complex="14pt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4b12e4" officeooo:paragraph-rsid="004b12e4" style:font-size-asian="12.25pt" style:font-weight-asian="bold" style:font-size-complex="14pt" style:font-weight-complex="bold"/>
    </style:style>
    <style:style style:name="P25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69d07" officeooo:paragraph-rsid="00469d07" style:font-size-asian="12.25pt" style:font-weight-asian="normal" style:font-size-complex="14pt" style:font-weight-complex="normal"/>
    </style:style>
    <style:style style:name="P25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69d07" officeooo:paragraph-rsid="00469d07" style:font-size-asian="12.25pt" style:font-size-complex="14pt"/>
    </style:style>
    <style:style style:name="P252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046a67" officeooo:paragraph-rsid="003046f6" style:font-size-asian="12.25pt" style:font-size-complex="14pt"/>
    </style:style>
    <style:style style:name="P25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a05a9" officeooo:paragraph-rsid="004a05a9" style:font-size-asian="12.25pt" style:font-weight-asian="normal" style:font-size-complex="14pt" style:font-weight-complex="normal"/>
    </style:style>
    <style:style style:name="P25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a05a9" officeooo:paragraph-rsid="004a05a9" style:font-size-asian="12.25pt" style:font-size-complex="14pt"/>
    </style:style>
    <style:style style:name="P25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f3ae8" officeooo:paragraph-rsid="004a05a9" style:font-size-asian="12.25pt" style:font-size-complex="14pt"/>
    </style:style>
    <style:style style:name="P25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a05a9" officeooo:paragraph-rsid="004a05a9" style:font-size-asian="12.25pt" style:font-size-complex="14pt"/>
    </style:style>
    <style:style style:name="P25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b68e1" officeooo:paragraph-rsid="001e94bf" style:font-size-asian="12.25pt" style:font-style-asian="italic" style:font-size-complex="14pt" style:font-style-complex="italic"/>
    </style:style>
    <style:style style:name="P25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2125ec" officeooo:paragraph-rsid="002125ec" style:font-size-asian="12.25pt" style:font-style-asian="italic" style:font-size-complex="14pt" style:font-style-complex="italic"/>
    </style:style>
    <style:style style:name="P25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2125ec" style:font-size-asian="12.25pt" style:font-weight-asian="bold" style:font-size-complex="14pt" style:font-weight-complex="bold"/>
    </style:style>
    <style:style style:name="P26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2125ec" style:font-size-asian="12.25pt" style:font-weight-asian="bold" style:font-size-complex="14pt" style:font-weight-complex="bold"/>
    </style:style>
    <style:style style:name="P261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36ec5" officeooo:paragraph-rsid="00236ec5" style:font-size-asian="12.25pt" style:font-size-complex="14pt"/>
    </style:style>
    <style:style style:name="P26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2125ec" style:font-size-asian="12.25pt" style:font-weight-asian="bold" style:font-size-complex="14pt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36ec5" officeooo:paragraph-rsid="00236ec5" style:font-size-asian="12.25pt" style:font-size-complex="14pt"/>
    </style:style>
    <style:style style:name="P26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2125ec" style:font-size-asian="12.25pt" style:font-weight-asian="bold" style:font-size-complex="14pt" style:font-weight-complex="bold"/>
    </style:style>
    <style:style style:name="P26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2125ec" style:font-size-asian="12.25pt" style:font-size-complex="14pt"/>
    </style:style>
    <style:style style:name="P26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3791f" officeooo:paragraph-rsid="0023791f" style:font-size-asian="12.25pt" style:font-size-complex="14pt"/>
    </style:style>
    <style:style style:name="P267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2125ec" style:font-size-asian="12.25pt" style:font-weight-asian="bold" style:font-size-complex="14pt" style:font-weight-complex="bold"/>
    </style:style>
    <style:style style:name="P26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512681" officeooo:paragraph-rsid="00512681" style:font-size-asian="12.25pt" style:font-weight-asian="bold" style:font-size-complex="14pt" style:font-weight-complex="bold"/>
    </style:style>
    <style:style style:name="P26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b12e4" officeooo:paragraph-rsid="004b12e4" style:font-size-asian="12.25pt" style:font-weight-asian="normal" style:font-size-complex="14pt" style:font-weight-complex="normal"/>
    </style:style>
    <style:style style:name="P27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b12e4" officeooo:paragraph-rsid="004b12e4" style:font-size-asian="12.25pt" style:font-size-complex="14pt"/>
    </style:style>
    <style:style style:name="P27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bb777" officeooo:paragraph-rsid="004bb777" style:font-size-asian="12.25pt" style:font-size-complex="14pt"/>
    </style:style>
    <style:style style:name="P27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d5ae8" officeooo:paragraph-rsid="004d5ae8" style:font-size-asian="12.25pt" style:font-weight-asian="normal" style:font-size-complex="14pt" style:font-weight-complex="normal"/>
    </style:style>
    <style:style style:name="P27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d5ae8" officeooo:paragraph-rsid="004d5ae8" style:font-size-asian="12.25pt" style:font-size-complex="14pt"/>
    </style:style>
    <style:style style:name="P27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d5ae8" officeooo:paragraph-rsid="004d5ae8" style:font-size-asian="12.25pt" style:font-size-complex="14pt"/>
    </style:style>
    <style:style style:name="P27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a05a9" officeooo:paragraph-rsid="004d5ae8" style:font-size-asian="12.25pt" style:font-size-complex="14pt"/>
    </style:style>
    <style:style style:name="P27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a05a9" officeooo:paragraph-rsid="004d5ae8" style:font-size-asian="12.25pt" style:font-size-complex="14pt"/>
    </style:style>
    <style:style style:name="P27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e6d4c" officeooo:paragraph-rsid="004e6d4c" style:font-size-asian="12.25pt" style:font-size-complex="14pt"/>
    </style:style>
    <style:style style:name="P27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4e6d4c" officeooo:paragraph-rsid="004e6d4c" style:font-size-asian="12.25pt" style:font-weight-asian="normal" style:font-size-complex="14pt" style:font-weight-complex="normal"/>
    </style:style>
    <style:style style:name="P27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12681" officeooo:paragraph-rsid="00512681" style:font-size-asian="12.25pt" style:font-size-complex="14pt"/>
    </style:style>
    <style:style style:name="P28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b68e1" officeooo:paragraph-rsid="002125ec" style:font-size-asian="12.25pt" style:font-style-asian="italic" style:font-size-complex="14pt" style:font-style-complex="italic"/>
    </style:style>
    <style:style style:name="P281" style:family="paragraph" style:parent-style-name="Table_20_Contents">
      <loext:graphic-properties draw:fill="none"/>
      <style:paragraph-properties fo:margin-left="0.099cm" fo:margin-right="0.6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officeooo:rsid="002b80fc" officeooo:paragraph-rsid="002d17ba" style:font-size-asian="12.25pt" style:font-size-complex="14pt"/>
    </style:style>
    <style:style style:name="P282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d17ba" officeooo:paragraph-rsid="002d17ba" style:font-size-asian="12.25pt" style:font-size-complex="14pt"/>
    </style:style>
    <style:style style:name="P28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d17ba" officeooo:paragraph-rsid="002d17ba" style:font-size-asian="12.25pt" style:font-size-complex="14pt"/>
    </style:style>
    <style:style style:name="P28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563b44" officeooo:paragraph-rsid="00563b44" style:font-size-asian="12.25pt" style:font-weight-asian="bold" style:font-size-complex="14pt" style:font-weight-complex="bold"/>
    </style:style>
    <style:style style:name="P28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531a7a" officeooo:paragraph-rsid="00531a7a" style:font-size-asian="12.25pt" style:font-weight-asian="normal" style:font-size-complex="14pt" style:font-weight-complex="normal"/>
    </style:style>
    <style:style style:name="P28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f3ae8" officeooo:paragraph-rsid="00531a7a" style:font-size-asian="12.25pt" style:font-size-complex="14pt"/>
    </style:style>
    <style:style style:name="P28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31a7a" officeooo:paragraph-rsid="00531a7a" style:font-size-asian="12.25pt" style:font-size-complex="14pt"/>
    </style:style>
    <style:style style:name="P28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31a7a" officeooo:paragraph-rsid="00531a7a" style:font-size-asian="12.25pt" style:font-size-complex="14pt"/>
    </style:style>
    <style:style style:name="P28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31a7a" officeooo:paragraph-rsid="0055070a" style:font-size-asian="12.25pt" style:font-size-complex="14pt"/>
    </style:style>
    <style:style style:name="P29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5070a" officeooo:paragraph-rsid="0055070a" style:font-size-asian="12.25pt" style:font-size-complex="14pt"/>
    </style:style>
    <style:style style:name="P29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2125ec" officeooo:paragraph-rsid="0057151c" style:font-size-asian="12.25pt" style:font-style-asian="italic" style:font-size-complex="14pt" style:font-style-complex="italic"/>
    </style:style>
    <style:style style:name="P29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en" fo:country="US" fo:font-weight="bold" officeooo:rsid="00003f20" officeooo:paragraph-rsid="0057151c" style:font-size-asian="12.25pt" style:font-weight-asian="bold" style:font-size-complex="14pt" style:font-weight-complex="bold"/>
    </style:style>
    <style:style style:name="P293" style:family="paragraph" style:parent-style-name="Table_20_Contents">
      <loext:graphic-properties draw:fill="none"/>
      <style:paragraph-properties fo:margin-left="0.099cm" fo:margin-right="0.6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officeooo:rsid="002b80fc" officeooo:paragraph-rsid="0057151c" style:font-size-asian="12.25pt" style:font-size-complex="14pt"/>
    </style:style>
    <style:style style:name="P29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03f20" officeooo:paragraph-rsid="0057151c" style:font-size-asian="12.25pt" style:font-weight-asian="bold" style:font-size-complex="14pt" style:font-weight-complex="bold"/>
    </style:style>
    <style:style style:name="P295" style:family="paragraph" style:parent-style-name="Table_20_Contents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d17ba" officeooo:paragraph-rsid="0057151c" style:font-size-asian="12.25pt" style:font-size-complex="14pt"/>
    </style:style>
    <style:style style:name="P29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language="ru" fo:country="RU" fo:font-weight="bold" officeooo:rsid="000114f1" officeooo:paragraph-rsid="0057151c" style:font-size-asian="12.25pt" style:font-weight-asian="bold" style:font-size-complex="14pt" style:font-weight-complex="bold"/>
    </style:style>
    <style:style style:name="P297" style:family="paragraph" style:parent-style-name="Table_20_Contents">
      <loext:graphic-properties draw:fill="none"/>
      <style:paragraph-properties fo:margin-left="0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officeooo:rsid="002d17ba" officeooo:paragraph-rsid="0057151c" style:font-size-asian="12.25pt" style:font-size-complex="14pt"/>
    </style:style>
    <style:style style:name="P29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d17ba" officeooo:paragraph-rsid="0057151c" style:font-size-asian="12.25pt" style:font-size-complex="14pt"/>
    </style:style>
    <style:style style:name="P29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57151c" style:font-size-asian="12.25pt" style:font-weight-asian="bold" style:font-size-complex="14pt" style:font-weight-complex="bold"/>
    </style:style>
    <style:style style:name="P30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1bd4b" officeooo:paragraph-rsid="0057151c" style:font-size-asian="12.25pt" style:font-size-complex="14pt"/>
    </style:style>
    <style:style style:name="P30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73405" officeooo:paragraph-rsid="0057151c" style:font-size-asian="12.25pt" style:font-size-complex="14pt"/>
    </style:style>
    <style:style style:name="P302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3cm" style:auto-text-indent="false" fo:background-color="transparent" text:number-lines="false" text:line-number="0"/>
      <style:text-properties style:font-name="Times New Roman" fo:font-size="14pt" fo:font-weight="bold" officeooo:rsid="000114f1" officeooo:paragraph-rsid="0057151c" style:font-size-asian="12.25pt" style:font-weight-asian="bold" style:font-size-complex="14pt" style:font-weight-complex="bold"/>
    </style:style>
    <style:style style:name="P30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563b44" officeooo:paragraph-rsid="0057151c" style:font-size-asian="12.25pt" style:font-weight-asian="bold" style:font-size-complex="14pt" style:font-weight-complex="bold"/>
    </style:style>
    <style:style style:name="P30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531a7a" officeooo:paragraph-rsid="0057151c" style:font-size-asian="12.25pt" style:font-weight-asian="normal" style:font-size-complex="14pt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f3ae8" officeooo:paragraph-rsid="0057151c" style:font-size-asian="12.25pt" style:font-size-complex="14pt"/>
    </style:style>
    <style:style style:name="P30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4b12e4" officeooo:paragraph-rsid="0057151c" style:font-size-asian="12.25pt" style:font-size-complex="14pt"/>
    </style:style>
    <style:style style:name="P30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4bb777" officeooo:paragraph-rsid="0057151c" style:font-size-asian="12.25pt" style:font-size-complex="14pt"/>
    </style:style>
    <style:style style:name="P30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31a7a" officeooo:paragraph-rsid="0057151c" style:font-size-asian="12.25pt" style:font-size-complex="14pt"/>
    </style:style>
    <style:style style:name="P30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31a7a" officeooo:paragraph-rsid="0057151c" style:font-size-asian="12.25pt" style:font-size-complex="14pt"/>
    </style:style>
    <style:style style:name="P31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5070a" officeooo:paragraph-rsid="0057151c" style:font-size-asian="12.25pt" style:font-size-complex="14pt"/>
    </style:style>
    <style:style style:name="P31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7151c" officeooo:paragraph-rsid="0057151c" style:font-size-asian="12.25pt" style:font-size-complex="14pt"/>
    </style:style>
    <style:style style:name="P31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ru" fo:country="RU" fo:font-weight="normal" officeooo:rsid="0057151c" officeooo:paragraph-rsid="0057151c" style:font-size-asian="12.25pt" style:font-weight-asian="normal" style:font-size-complex="14pt" style:font-weight-complex="normal"/>
    </style:style>
    <style:style style:name="P31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7151c" officeooo:paragraph-rsid="0057151c" style:font-size-asian="12.25pt" style:font-size-complex="14pt"/>
    </style:style>
    <style:style style:name="P31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language="en" fo:country="US" fo:font-weight="normal" officeooo:rsid="0057151c" officeooo:paragraph-rsid="0057151c" style:font-size-asian="12.25pt" style:font-weight-asian="normal" style:font-size-complex="14pt" style:font-weight-complex="normal"/>
    </style:style>
    <style:style style:name="P31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officeooo:rsid="001b68e1" officeooo:paragraph-rsid="0057151c" style:font-size-asian="12.25pt" style:font-style-asian="italic" style:font-size-complex="14pt" style:font-style-complex="italic"/>
    </style:style>
    <style:style style:name="T1" style:family="text">
      <style:text-properties officeooo:rsid="00254a7b"/>
    </style:style>
    <style:style style:name="T2" style:family="text">
      <style:text-properties fo:language="en" fo:country="US" officeooo:rsid="00046a67"/>
    </style:style>
    <style:style style:name="T3" style:family="text">
      <style:text-properties officeooo:rsid="003046f6"/>
    </style:style>
    <style:style style:name="T4" style:family="text">
      <style:text-properties fo:language="ru" fo:country="RU" officeooo:rsid="0031bd4b"/>
    </style:style>
    <style:style style:name="T5" style:family="text">
      <style:text-properties officeooo:rsid="0031bd4b"/>
    </style:style>
    <style:style style:name="T6" style:family="text">
      <style:text-properties officeooo:rsid="0035aeea"/>
    </style:style>
    <style:style style:name="T7" style:family="text">
      <style:text-properties officeooo:rsid="00347866"/>
    </style:style>
    <style:style style:name="T8" style:family="text">
      <style:text-properties officeooo:rsid="002e9b81"/>
    </style:style>
    <style:style style:name="T9" style:family="text">
      <style:text-properties officeooo:rsid="000acf3f"/>
    </style:style>
    <style:style style:name="T10" style:family="text">
      <style:text-properties officeooo:rsid="0047d2e8"/>
    </style:style>
    <style:style style:name="T11" style:family="text">
      <style:text-properties officeooo:rsid="00529e16"/>
    </style:style>
    <style:style style:name="T12" style:family="text">
      <style:text-properties fo:language="ru" fo:country="RU" officeooo:rsid="00015efc"/>
    </style:style>
    <style:style style:name="T13" style:family="text">
      <style:text-properties officeooo:rsid="00015efc"/>
    </style:style>
    <style:style style:name="T14" style:family="text">
      <style:text-properties fo:language="ru" fo:country="RU"/>
    </style:style>
    <style:style style:name="T15" style:family="text">
      <style:text-properties officeooo:rsid="002880f7"/>
    </style:style>
    <style:style style:name="T16" style:family="text">
      <style:text-properties fo:language="ru" fo:country="RU" officeooo:rsid="0001a863"/>
    </style:style>
    <style:style style:name="T17" style:family="text">
      <style:text-properties officeooo:rsid="000568c1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5a7d31"/>
    </style:style>
    <style:style style:name="T20" style:family="text">
      <style:text-properties fo:language="ru" fo:country="RU" officeooo:rsid="000568c1"/>
    </style:style>
    <style:style style:name="T21" style:family="text">
      <style:text-properties fo:language="en" fo:country="US" officeooo:rsid="0035aeea"/>
    </style:style>
    <style:style style:name="T22" style:family="text">
      <style:text-properties fo:language="ru" fo:country="RU" officeooo:rsid="0008de33"/>
    </style:style>
    <style:style style:name="T23" style:family="text">
      <style:text-properties officeooo:rsid="0036d028"/>
    </style:style>
    <style:style style:name="T24" style:family="text">
      <style:text-properties fo:language="en" fo:country="US" officeooo:rsid="0036d028"/>
    </style:style>
    <style:style style:name="T25" style:family="text">
      <style:text-properties fo:language="en" fo:country="US" officeooo:rsid="005b1abe"/>
    </style:style>
    <style:style style:name="T26" style:family="text">
      <style:text-properties fo:language="ru" fo:country="RU" officeooo:rsid="000acf3f"/>
    </style:style>
    <style:style style:name="T27" style:family="text">
      <style:text-properties officeooo:rsid="000f5f4a"/>
    </style:style>
    <style:style style:name="T28" style:family="text">
      <style:text-properties officeooo:rsid="00378064"/>
    </style:style>
    <style:style style:name="T29" style:family="text">
      <style:text-properties officeooo:rsid="000fdbba"/>
    </style:style>
    <style:style style:name="T30" style:family="text">
      <style:text-properties fo:language="en" fo:country="US" officeooo:rsid="000f5f4a"/>
    </style:style>
    <style:style style:name="T31" style:family="text">
      <style:text-properties officeooo:rsid="0010a775"/>
    </style:style>
    <style:style style:name="T32" style:family="text">
      <style:text-properties fo:language="ru" fo:country="RU" officeooo:rsid="0011532a"/>
    </style:style>
    <style:style style:name="T33" style:family="text">
      <style:text-properties officeooo:rsid="0011532a"/>
    </style:style>
    <style:style style:name="T34" style:family="text">
      <style:text-properties officeooo:rsid="003881d6"/>
    </style:style>
    <style:style style:name="T35" style:family="text">
      <style:text-properties officeooo:rsid="003a57eb"/>
    </style:style>
    <style:style style:name="T36" style:family="text">
      <style:text-properties fo:language="ru" fo:country="RU" officeooo:rsid="00138903"/>
    </style:style>
    <style:style style:name="T37" style:family="text">
      <style:text-properties officeooo:rsid="003bfa1c"/>
    </style:style>
    <style:style style:name="T38" style:family="text">
      <style:text-properties fo:language="ru" fo:country="RU" officeooo:rsid="0013b5cc"/>
    </style:style>
    <style:style style:name="T39" style:family="text">
      <style:text-properties fo:language="en" fo:country="US" officeooo:rsid="003bfa1c"/>
    </style:style>
    <style:style style:name="T40" style:family="text">
      <style:text-properties fo:language="en" fo:country="US" officeooo:rsid="0011532a"/>
    </style:style>
    <style:style style:name="T41" style:family="text">
      <style:text-properties fo:language="ru" fo:country="RU" officeooo:rsid="0014862a"/>
    </style:style>
    <style:style style:name="T42" style:family="text">
      <style:text-properties officeooo:rsid="0015bd60"/>
    </style:style>
    <style:style style:name="T43" style:family="text">
      <style:text-properties fo:language="ru" fo:country="RU" officeooo:rsid="003881d6"/>
    </style:style>
    <style:style style:name="T44" style:family="text">
      <style:text-properties officeooo:rsid="003cfc3e"/>
    </style:style>
    <style:style style:name="T45" style:family="text">
      <style:text-properties fo:language="ru" fo:country="RU" officeooo:rsid="003cfc3e"/>
    </style:style>
    <style:style style:name="T46" style:family="text">
      <style:text-properties officeooo:rsid="002d17ba"/>
    </style:style>
    <style:style style:name="T47" style:family="text">
      <style:text-properties officeooo:rsid="00173405"/>
    </style:style>
    <style:style style:name="T48" style:family="text">
      <style:text-properties officeooo:rsid="002b80fc"/>
    </style:style>
    <style:style style:name="T49" style:family="text">
      <style:text-properties officeooo:rsid="003ed610"/>
    </style:style>
    <style:style style:name="T50" style:family="text">
      <style:text-properties fo:language="en" fo:country="US" officeooo:rsid="003ebb9b"/>
    </style:style>
    <style:style style:name="T51" style:family="text">
      <style:text-properties fo:language="en" fo:country="US" officeooo:rsid="00181b77"/>
    </style:style>
    <style:style style:name="T52" style:family="text">
      <style:text-properties officeooo:rsid="00181b77"/>
    </style:style>
    <style:style style:name="T53" style:family="text">
      <style:text-properties fo:language="ru" fo:country="RU" officeooo:rsid="00181b77"/>
    </style:style>
    <style:style style:name="T54" style:family="text">
      <style:text-properties fo:language="en" fo:country="US" officeooo:rsid="00186812"/>
    </style:style>
    <style:style style:name="T55" style:family="text">
      <style:text-properties fo:language="ru" fo:country="RU" officeooo:rsid="003ebb9b"/>
    </style:style>
    <style:style style:name="T56" style:family="text">
      <style:text-properties fo:language="ru" fo:country="RU" officeooo:rsid="003f3ae8"/>
    </style:style>
    <style:style style:name="T57" style:family="text">
      <style:text-properties officeooo:rsid="003f3ae8"/>
    </style:style>
    <style:style style:name="T58" style:family="text">
      <style:text-properties fo:language="ru" fo:country="RU" officeooo:rsid="0018ac3f"/>
    </style:style>
    <style:style style:name="T59" style:family="text">
      <style:text-properties officeooo:rsid="0041aff0"/>
    </style:style>
    <style:style style:name="T60" style:family="text">
      <style:text-properties officeooo:rsid="001aa840"/>
    </style:style>
    <style:style style:name="T61" style:family="text">
      <style:text-properties fo:language="en" fo:country="US" officeooo:rsid="003ed610"/>
    </style:style>
    <style:style style:name="T62" style:family="text">
      <style:text-properties fo:font-variant="normal" fo:text-transform="none" fo:color="#000000" loext:opacity="100%" fo:letter-spacing="normal" fo:language="ru" fo:country="RU" fo:font-style="normal" fo:font-weight="normal" style:font-size-asian="14pt"/>
    </style:style>
    <style:style style:name="T63" style:family="text">
      <style:text-properties fo:language="ru" fo:country="RU" officeooo:rsid="001b68e1"/>
    </style:style>
    <style:style style:name="T64" style:family="text">
      <style:text-properties fo:language="ru" fo:country="RU" officeooo:rsid="0042eeb3"/>
    </style:style>
    <style:style style:name="T65" style:family="text">
      <style:text-properties fo:language="en" fo:country="US" officeooo:rsid="001aa840"/>
    </style:style>
    <style:style style:name="T66" style:family="text">
      <style:text-properties officeooo:rsid="0044747e"/>
    </style:style>
    <style:style style:name="T67" style:family="text">
      <style:text-properties fo:language="ru" fo:country="RU" officeooo:rsid="0044747e"/>
    </style:style>
    <style:style style:name="T68" style:family="text">
      <style:text-properties fo:font-variant="normal" fo:text-transform="none" fo:color="#000000" loext:opacity="100%" fo:letter-spacing="normal" fo:language="ru" fo:country="RU" fo:font-style="normal" fo:font-weight="normal" officeooo:rsid="0044747e" style:font-size-asian="14pt"/>
    </style:style>
    <style:style style:name="T69" style:family="text">
      <style:text-properties fo:language="en" fo:country="US" officeooo:rsid="0044bd19"/>
    </style:style>
    <style:style style:name="T70" style:family="text">
      <style:text-properties fo:language="ru" fo:country="RU" officeooo:rsid="003046f6"/>
    </style:style>
    <style:style style:name="T71" style:family="text">
      <style:text-properties fo:language="ru" fo:country="RU" officeooo:rsid="002e9b81"/>
    </style:style>
    <style:style style:name="T72" style:family="text">
      <style:text-properties officeooo:rsid="004a05a9"/>
    </style:style>
    <style:style style:name="T73" style:family="text">
      <style:text-properties fo:language="ru" fo:country="RU" officeooo:rsid="004b12e4"/>
    </style:style>
    <style:style style:name="T74" style:family="text">
      <style:text-properties officeooo:rsid="004b12e4"/>
    </style:style>
    <style:style style:name="T75" style:family="text">
      <style:text-properties officeooo:rsid="004bb777"/>
    </style:style>
    <style:style style:name="T76" style:family="text">
      <style:text-properties fo:language="en" fo:country="US" officeooo:rsid="004bb777"/>
    </style:style>
    <style:style style:name="T77" style:family="text">
      <style:text-properties fo:language="ru" fo:country="RU" officeooo:rsid="004d5ae8"/>
    </style:style>
    <style:style style:name="T78" style:family="text">
      <style:text-properties fo:font-variant="normal" fo:text-transform="none" fo:color="#031933" loext:opacity="100%" fo:letter-spacing="normal" fo:font-style="normal" fo:font-weight="normal" style:font-size-asian="14pt"/>
    </style:style>
    <style:style style:name="T79" style:family="text">
      <style:text-properties officeooo:rsid="00512681"/>
    </style:style>
    <style:style style:name="T80" style:family="text">
      <style:text-properties officeooo:rsid="004e6d4c"/>
    </style:style>
    <style:style style:name="T81" style:family="text">
      <style:text-properties fo:language="ru" fo:country="RU" officeooo:rsid="00512681"/>
    </style:style>
    <style:style style:name="T82" style:family="text">
      <style:text-properties fo:language="en" fo:country="US" officeooo:rsid="00512681"/>
    </style:style>
    <style:style style:name="T83" style:family="text">
      <style:text-properties fo:font-variant="normal" fo:text-transform="none" fo:color="#000000" loext:opacity="100%" fo:letter-spacing="normal" fo:font-style="normal" fo:font-weight="normal" officeooo:rsid="00243389" style:font-size-asian="14pt"/>
    </style:style>
    <style:style style:name="T84" style:family="text">
      <style:text-properties officeooo:rsid="00531a7a"/>
    </style:style>
    <style:style style:name="T85" style:family="text">
      <style:text-properties officeooo:rsid="002df8a3"/>
    </style:style>
    <style:style style:name="T86" style:family="text">
      <style:text-properties fo:language="en" fo:country="US" officeooo:rsid="002df8a3"/>
    </style:style>
    <style:style style:name="T87" style:family="text">
      <style:text-properties fo:language="ru" fo:country="RU" officeooo:rsid="002df8a3"/>
    </style:style>
    <style:style style:name="T88" style:family="text">
      <style:text-properties officeooo:rsid="0055070a"/>
    </style:style>
    <style:style style:name="T89" style:family="text">
      <style:text-properties officeooo:rsid="0057151c"/>
    </style:style>
    <style:style style:name="T90" style:family="text">
      <style:text-properties fo:language="ru" fo:country="RU" officeooo:rsid="005715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ложение 1.</text:p>
      <text:p text:style-name="P2"/>
      <text:p text:style-name="P3">Тест-кейс №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ID:</text:p>
          </table:table-cell>
          <table:table-cell table:style-name="Таблица1.B1" office:value-type="string">
            <text:p text:style-name="P5">RSL-<text:span text:style-name="T1">SRCH</text:span>-01</text:p>
          </table:table-cell>
        </table:table-row>
        <table:table-row>
          <table:table-cell table:style-name="Таблица1.A2" office:value-type="string">
            <text:p text:style-name="P6">Название:</text:p>
          </table:table-cell>
          <table:table-cell table:style-name="Таблица1.B2" office:value-type="string">
            <text:p text:style-name="P7">Поиск по названию книги</text:p>
          </table:table-cell>
        </table:table-row>
        <table:table-row>
          <table:table-cell table:style-name="Таблица1.A2" office:value-type="string">
            <text:p text:style-name="P8">Модуль:</text:p>
          </table:table-cell>
          <table:table-cell table:style-name="Таблица1.B2" office:value-type="string">
            <text:p text:style-name="P9">Поле поиска по каталогу</text:p>
          </table:table-cell>
        </table:table-row>
        <table:table-row>
          <table:table-cell table:style-name="Таблица1.A2" office:value-type="string">
            <text:p text:style-name="P6">Приоритет:</text:p>
          </table:table-cell>
          <table:table-cell table:style-name="Таблица1.B2" office:value-type="string">
            <text:p text:style-name="P10">Critical</text:p>
          </table:table-cell>
        </table:table-row>
        <table:table-row>
          <table:table-cell table:style-name="Таблица1.A2" office:value-type="string">
            <text:p text:style-name="P11">Предусловия:</text:p>
          </table:table-cell>
          <table:table-cell table:style-name="Таблица1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1.A2" office:value-type="string">
            <text:p text:style-name="P13">Шаги:</text:p>
          </table:table-cell>
          <table:table-cell table:style-name="Таблица1.B2" office:value-type="string">
            <text:p text:style-name="P14">Ожидаемый результат:</text:p>
          </table:table-cell>
        </table:table-row>
        <table:table-row>
          <table:table-cell table:style-name="Таблица1.A2" office:value-type="string">
            <text:p text:style-name="P15"><text:span text:style-name="T3">1</text:span>. Ввести в поле поиска «<text:span text:style-name="T4">Поиск по электронному каталогу</text:span>» <text:span text:style-name="T5">текст</text:span> «Война и мир»</text:p>
          </table:table-cell>
          <table:table-cell table:style-name="Таблица1.B2" office:value-type="string">
            <text:p text:style-name="P16">1. <text:span text:style-name="T6">В поле поиска о</text:span>тображается введенный текст «<text:span text:style-name="T7">Война и мир</text:span>»</text:p>
          </table:table-cell>
        </table:table-row>
        <table:table-row>
          <table:table-cell table:style-name="Таблица1.A2" office:value-type="string">
            <text:p text:style-name="P17">2. Нажать кнопку поиска</text:p>
          </table:table-cell>
          <table:table-cell table:style-name="Таблица1.B2" office:value-type="string">
            <text:p text:style-name="P18"><text:span text:style-name="T3">2</text:span><text:span text:style-name="T8">.1. </text:span><text:span text:style-name="T9">О</text:span>ткрывается <text:span text:style-name="T9">новая вкладка</text:span> <text:span text:style-name="T2">URL=”https://search.rsl.ru/ru/search”;</text:span></text:p>
            <text:p text:style-name="P19"><text:span text:style-name="T10">2.3. </text:span>Отображаются <text:span text:style-name="T11">документы</text:span>, содержащие «Война и мир» в названии.</text:p>
          </table:table-cell>
        </table:table-row>
      </table:table>
      <text:p text:style-name="P20"/>
      <text:p text:style-name="P20"/>
      <text:p text:style-name="P3">Тест- кейс № 2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ID:</text:p>
          </table:table-cell>
          <table:table-cell table:style-name="Таблица2.B1" office:value-type="string">
            <text:p text:style-name="P22">RSL-<text:span text:style-name="T1">SRCH</text:span>-0<text:span text:style-name="T12">2</text:span></text:p>
          </table:table-cell>
        </table:table-row>
        <table:table-row>
          <table:table-cell table:style-name="Таблица2.A2" office:value-type="string">
            <text:p text:style-name="P23">Название:</text:p>
          </table:table-cell>
          <table:table-cell table:style-name="Таблица2.B2" office:value-type="string">
            <text:p text:style-name="P24">Поиск по <text:span text:style-name="T13">фамилии автора</text:span></text:p>
          </table:table-cell>
        </table:table-row>
        <table:table-row>
          <table:table-cell table:style-name="Таблица2.A2" office:value-type="string">
            <text:p text:style-name="P25">Модуль:</text:p>
          </table:table-cell>
          <table:table-cell table:style-name="Таблица2.B2" office:value-type="string">
            <text:p text:style-name="P9">Поле поиска по каталогу</text:p>
          </table:table-cell>
        </table:table-row>
        <table:table-row>
          <table:table-cell table:style-name="Таблица2.A2" office:value-type="string">
            <text:p text:style-name="P23">Приоритет:</text:p>
          </table:table-cell>
          <table:table-cell table:style-name="Таблица2.B2" office:value-type="string">
            <text:p text:style-name="P10">Critical</text:p>
          </table:table-cell>
        </table:table-row>
        <table:table-row>
          <table:table-cell table:style-name="Таблица2.A2" office:value-type="string">
            <text:p text:style-name="P26">Предусловия:</text:p>
          </table:table-cell>
          <table:table-cell table:style-name="Таблица2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2.A2" office:value-type="string">
            <text:p text:style-name="P27">Шаги:</text:p>
          </table:table-cell>
          <table:table-cell table:style-name="Таблица2.B2" office:value-type="string">
            <text:p text:style-name="P14">Ожидаемый результат:</text:p>
          </table:table-cell>
        </table:table-row>
        <table:table-row table:style-name="Таблица2.7">
          <table:table-cell table:style-name="Таблица2.A2" office:value-type="string">
            <text:p text:style-name="P28"><text:span text:style-name="T5">1</text:span>. Ввести в поле поиска «<text:span text:style-name="T4">Поиск по электронному каталогу</text:span>» <text:span text:style-name="T5">текст</text:span> «Лев Толстой»</text:p>
            <text:p text:style-name="P28"/>
          </table:table-cell>
          <table:table-cell table:style-name="Таблица2.B2" office:value-type="string">
            <text:p text:style-name="P12">1. <text:span text:style-name="T6">В поле поиск о</text:span>тображается введенный текст</text:p>
          </table:table-cell>
        </table:table-row>
        <table:table-row table:style-name="Таблица2.7">
          <table:table-cell table:style-name="Таблица2.A2" office:value-type="string">
            <text:p text:style-name="P29">2. Нажать кнопку поиска</text:p>
          </table:table-cell>
          <table:table-cell table:style-name="Таблица2.B2" office:value-type="string">
            <text:p text:style-name="P30"><text:span text:style-name="T5">2.1. </text:span><text:span text:style-name="T9">О</text:span>ткрывается <text:span text:style-name="T9">новая вкладка с</text:span> <text:span text:style-name="T2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2">”;</text:span></text:p>
            <text:p text:style-name="P31"><text:soft-page-break/><text:span text:style-name="T4">2.2. </text:span>URL <text:span text:style-name="T14">содержит параметры «#q=Лев%20Толстой»</text:span></text:p>
            <text:p text:style-name="P32"><text:span text:style-name="T5">2.3. </text:span>Отображаются <text:span text:style-name="T11">документы</text:span>, <text:span text:style-name="T15">содержащие в названии «</text:span><text:span text:style-name="T10">Лев Толстой</text:span><text:span text:style-name="T15">»</text:span></text:p>
          </table:table-cell>
        </table:table-row>
      </table:table>
      <text:p text:style-name="P33"/>
      <text:p text:style-name="P33"/>
      <text:p text:style-name="P34">Тест-кейс № 3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ID:</text:p>
          </table:table-cell>
          <table:table-cell table:style-name="Таблица3.B1" office:value-type="string">
            <text:p text:style-name="P22">RSL-<text:span text:style-name="T1">SRCH</text:span>-0<text:span text:style-name="T16">3</text:span></text:p>
          </table:table-cell>
        </table:table-row>
        <table:table-row>
          <table:table-cell table:style-name="Таблица3.A2" office:value-type="string">
            <text:p text:style-name="P23">Название:</text:p>
          </table:table-cell>
          <table:table-cell table:style-name="Таблица3.B2" office:value-type="string">
            <text:p text:style-name="P24">Поиск по <text:span text:style-name="T17">пустой строке</text:span></text:p>
          </table:table-cell>
        </table:table-row>
        <table:table-row>
          <table:table-cell table:style-name="Таблица3.A2" office:value-type="string">
            <text:p text:style-name="P25">Модуль:</text:p>
          </table:table-cell>
          <table:table-cell table:style-name="Таблица3.B2" office:value-type="string">
            <text:p text:style-name="P9">Поле поиска по каталогу</text:p>
          </table:table-cell>
        </table:table-row>
        <table:table-row>
          <table:table-cell table:style-name="Таблица3.A2" office:value-type="string">
            <text:p text:style-name="P23">Приоритет:</text:p>
          </table:table-cell>
          <table:table-cell table:style-name="Таблица3.B2" office:value-type="string">
            <text:p text:style-name="P35">Hihg</text:p>
          </table:table-cell>
        </table:table-row>
        <table:table-row>
          <table:table-cell table:style-name="Таблица3.A2" office:value-type="string">
            <text:p text:style-name="P26">Предусловия:</text:p>
          </table:table-cell>
          <table:table-cell table:style-name="Таблица3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3.A2" office:value-type="string">
            <text:p text:style-name="P27">Шаги:</text:p>
          </table:table-cell>
          <table:table-cell table:style-name="Таблица3.B2" office:value-type="string">
            <text:p text:style-name="P36">Ожидаемый результат:</text:p>
          </table:table-cell>
        </table:table-row>
        <table:table-row table:style-name="Таблица3.7">
          <table:table-cell table:style-name="Таблица3.A2" office:value-type="string">
            <text:p text:style-name="P37">1. Нажать кнопку поиска </text:p>
          </table:table-cell>
          <table:table-cell table:style-name="Таблица3.B2" office:value-type="string">
            <text:p text:style-name="P38"><text:span text:style-name="T7">1.1. </text:span><text:span text:style-name="T9">О</text:span>ткрывается <text:span text:style-name="T9">новая вкладка <text:s/></text:span><text:span text:style-name="T18">URL=</text:span><text:span text:style-name="T2">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2">”;</text:span></text:p>
            <text:p text:style-name="P39"><text:span text:style-name="T7">1.</text:span><text:span text:style-name="T19">2</text:span><text:span text:style-name="T7">. </text:span>На поисковой странице отображаются результаты по умолчанию</text:p>
          </table:table-cell>
        </table:table-row>
      </table:table>
      <text:p text:style-name="P33"/>
      <text:p text:style-name="P33"/>
      <text:p text:style-name="P40">Тест-кейс № 4.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1">ID:</text:p>
          </table:table-cell>
          <table:table-cell table:style-name="Таблица4.B1" office:value-type="string">
            <text:p text:style-name="P22">RSL-<text:span text:style-name="T1">SRCH</text:span>-0<text:span text:style-name="T20">4</text:span></text:p>
          </table:table-cell>
        </table:table-row>
        <table:table-row>
          <table:table-cell table:style-name="Таблица4.A2" office:value-type="string">
            <text:p text:style-name="P42">Название:</text:p>
          </table:table-cell>
          <table:table-cell table:style-name="Таблица4.B2" office:value-type="string">
            <text:p text:style-name="P43">Поиск с набором специальных символов</text:p>
          </table:table-cell>
        </table:table-row>
        <table:table-row>
          <table:table-cell table:style-name="Таблица4.A2" office:value-type="string">
            <text:p text:style-name="P44">Модуль:</text:p>
          </table:table-cell>
          <table:table-cell table:style-name="Таблица4.B2" office:value-type="string">
            <text:p text:style-name="P45">Поле поиска по каталогу</text:p>
          </table:table-cell>
        </table:table-row>
        <table:table-row>
          <table:table-cell table:style-name="Таблица4.A2" office:value-type="string">
            <text:p text:style-name="P42">Приоритет:</text:p>
          </table:table-cell>
          <table:table-cell table:style-name="Таблица4.B2" office:value-type="string">
            <text:p text:style-name="P46">Medium </text:p>
          </table:table-cell>
        </table:table-row>
        <table:table-row>
          <table:table-cell table:style-name="Таблица4.A2" office:value-type="string">
            <text:p text:style-name="P47">Предусловия:</text:p>
          </table:table-cell>
          <table:table-cell table:style-name="Таблица4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4.A2" office:value-type="string">
            <text:p text:style-name="P48">Шаги:</text:p>
          </table:table-cell>
          <table:table-cell table:style-name="Таблица4.B2" office:value-type="string">
            <text:p text:style-name="P36">Ожидаемый результат:</text:p>
          </table:table-cell>
        </table:table-row>
        <table:table-row table:style-name="Таблица4.7">
          <table:table-cell table:style-name="Таблица4.A2" office:value-type="string">
            <text:p text:style-name="P49"><text:span text:style-name="T7">1</text:span>. Ввести в поле ввода «<text:span text:style-name="T7">Поиск по электронному каталогу</text:span>» последовательность специальных символов «<text:span text:style-name="T18">@#$%^&amp;*</text:span>»</text:p>
          </table:table-cell>
          <table:table-cell table:style-name="Таблица4.B2" office:value-type="string">
            <text:p text:style-name="P50">1. В поле поиска отображается последовательность специальных символов «<text:span text:style-name="T18">@#$%^&amp;*</text:span>»</text:p>
          </table:table-cell>
        </table:table-row>
        <table:table-row table:style-name="Таблица4.7">
          <table:table-cell table:style-name="Таблица4.A2" office:value-type="string">
            <text:p text:style-name="P51">2. Нажать кнопку поиска</text:p>
          </table:table-cell>
          <table:table-cell table:style-name="Таблица4.B2" office:value-type="string">
            <text:p text:style-name="P52"><text:span text:style-name="T21">2.1. </text:span><text:span text:style-name="T9">О</text:span>ткрывается <text:span text:style-name="T9">новая вкладка </text:span><text:span text:style-name="T18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18">”;</text:span></text:p>
            <text:p text:style-name="P52"><text:soft-page-break/><text:span text:style-name="T6">2.3. </text:span>Отображаются <text:span text:style-name="T11">документы</text:span>, содержащие введенные символы в названии, авторе или аннотациях</text:p>
          </table:table-cell>
        </table:table-row>
      </table:table>
      <text:p text:style-name="P40"/>
      <text:p text:style-name="P40"/>
      <text:p text:style-name="P40">Тест-кейс № 5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1">ID:</text:p>
          </table:table-cell>
          <table:table-cell table:style-name="Таблица5.B1" office:value-type="string">
            <text:p text:style-name="P22">RSL-<text:span text:style-name="T1">SRCH</text:span>-0<text:span text:style-name="T22">5</text:span></text:p>
          </table:table-cell>
        </table:table-row>
        <table:table-row>
          <table:table-cell table:style-name="Таблица5.A2" office:value-type="string">
            <text:p text:style-name="P42">Название:</text:p>
          </table:table-cell>
          <table:table-cell table:style-name="Таблица5.B2" office:value-type="string">
            <text:p text:style-name="P53">Поиск из 1 символа</text:p>
          </table:table-cell>
        </table:table-row>
        <table:table-row>
          <table:table-cell table:style-name="Таблица5.A2" office:value-type="string">
            <text:p text:style-name="P44">Модуль:</text:p>
          </table:table-cell>
          <table:table-cell table:style-name="Таблица5.B2" office:value-type="string">
            <text:p text:style-name="P45">Поле поиска по каталогу</text:p>
          </table:table-cell>
        </table:table-row>
        <table:table-row>
          <table:table-cell table:style-name="Таблица5.A2" office:value-type="string">
            <text:p text:style-name="P42">Приоритет:</text:p>
          </table:table-cell>
          <table:table-cell table:style-name="Таблица5.B2" office:value-type="string">
            <text:p text:style-name="P54">Medium</text:p>
          </table:table-cell>
        </table:table-row>
        <table:table-row>
          <table:table-cell table:style-name="Таблица5.A2" office:value-type="string">
            <text:p text:style-name="P47">Предусловия:</text:p>
          </table:table-cell>
          <table:table-cell table:style-name="Таблица5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5.A2" office:value-type="string">
            <text:p text:style-name="P48">Шаги:</text:p>
          </table:table-cell>
          <table:table-cell table:style-name="Таблица5.B2" office:value-type="string">
            <text:p text:style-name="P55">Ожидаемый результат:</text:p>
          </table:table-cell>
        </table:table-row>
        <table:table-row table:style-name="Таблица5.7">
          <table:table-cell table:style-name="Таблица5.A2" office:value-type="string">
            <text:p text:style-name="P56"><text:span text:style-name="T6">1</text:span>. Ввести в поле поиска <text:span text:style-name="T18">1 </text:span>символ криллицей «А»</text:p>
          </table:table-cell>
          <table:table-cell table:style-name="Таблица5.B2" office:value-type="string">
            <text:p text:style-name="P57">1. В поле поиска <text:span text:style-name="T23">отображается введенный текст «</text:span><text:span text:style-name="T24">A</text:span><text:span text:style-name="T23">»</text:span></text:p>
          </table:table-cell>
        </table:table-row>
        <table:table-row table:style-name="Таблица5.7">
          <table:table-cell table:style-name="Таблица5.A2" office:value-type="string">
            <text:p text:style-name="P58">2. Нажать на кнопку поиска</text:p>
          </table:table-cell>
          <table:table-cell table:style-name="Таблица5.B2" office:value-type="string">
            <text:p text:style-name="P59"><text:span text:style-name="T24">2.1. </text:span>Открывается новая вкладка <text:span text:style-name="T18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18">”</text:span></text:p>
            <text:p text:style-name="P56"><text:span text:style-name="T24">2.</text:span><text:span text:style-name="T25">2</text:span><text:span text:style-name="T24">. </text:span>Отображаются <text:span text:style-name="T11">документы</text:span>, содержащие введенные символы в названии, авторе или аннотациях</text:p>
          </table:table-cell>
        </table:table-row>
      </table:table>
      <text:p text:style-name="P40"/>
      <text:p text:style-name="P40"/>
      <text:p text:style-name="P60">Тест-кейс № 6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1">ID:</text:p>
          </table:table-cell>
          <table:table-cell table:style-name="Таблица6.B1" office:value-type="string">
            <text:p text:style-name="P22">RSL-<text:span text:style-name="T1">SRCH</text:span>-0<text:span text:style-name="T26">6</text:span></text:p>
          </table:table-cell>
        </table:table-row>
        <table:table-row>
          <table:table-cell table:style-name="Таблица6.A2" office:value-type="string">
            <text:p text:style-name="P62">Название:</text:p>
          </table:table-cell>
          <table:table-cell table:style-name="Таблица6.B2" office:value-type="string">
            <text:p text:style-name="P63">Поиск по запросу максимальной допустимой длины</text:p>
          </table:table-cell>
        </table:table-row>
        <table:table-row>
          <table:table-cell table:style-name="Таблица6.A2" office:value-type="string">
            <text:p text:style-name="P64">Модуль:</text:p>
          </table:table-cell>
          <table:table-cell table:style-name="Таблица6.B2" office:value-type="string">
            <text:p text:style-name="P65">Поле поиска по каталогу</text:p>
          </table:table-cell>
        </table:table-row>
        <table:table-row>
          <table:table-cell table:style-name="Таблица6.A2" office:value-type="string">
            <text:p text:style-name="P62">Приоритет:</text:p>
          </table:table-cell>
          <table:table-cell table:style-name="Таблица6.B2" office:value-type="string">
            <text:p text:style-name="P66">Medium</text:p>
          </table:table-cell>
        </table:table-row>
        <table:table-row>
          <table:table-cell table:style-name="Таблица6.A2" office:value-type="string">
            <text:p text:style-name="P67">Предусловия:</text:p>
          </table:table-cell>
          <table:table-cell table:style-name="Таблица6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6.A2" office:value-type="string">
            <text:p text:style-name="P68">Шаги:</text:p>
          </table:table-cell>
          <table:table-cell table:style-name="Таблица6.B2" office:value-type="string">
            <text:p text:style-name="P69">Ожидаемый результат:</text:p>
          </table:table-cell>
        </table:table-row>
        <table:table-row table:style-name="Таблица6.7">
          <table:table-cell table:style-name="Таблица6.A2" office:value-type="string">
            <text:p text:style-name="P70"><text:span text:style-name="T23">1</text:span>. Ввести в поле поиска рыбный текст состоящий из 25<text:span text:style-name="T27">6 </text:span><text:span text:style-name="T28">латинских</text:span> символов </text:p>
          </table:table-cell>
          <table:table-cell table:style-name="Таблица6.B2" office:value-type="string">
            <text:p text:style-name="P71"><text:span text:style-name="T23">1. В поле поиска</text:span><text:span text:style-name="T29"> в</text:span>есь введенный текст отображается</text:p>
            <text:p text:style-name="P71"/>
          </table:table-cell>
        </table:table-row>
        <table:table-row table:style-name="Таблица6.7">
          <table:table-cell table:style-name="Таблица6.A2" office:value-type="string">
            <text:p text:style-name="P72">2. Нажать кнопку поиска </text:p>
          </table:table-cell>
          <table:table-cell table:style-name="Таблица6.B2" office:value-type="string">
            <text:p text:style-name="P73">1.1. <text:span text:style-name="T27">Открывается новая вкладка </text:span><text:span text:style-name="T30">URL=”</text:span><text:a xlink:type="simple" xlink:href="https://search.rsl.ru/ru/search" text:style-name="Internet_20_link" text:visited-style-name="Visited_20_Internet_20_Link"><text:span text:style-name="T2">https://search.rsl.ru/ru/search</text:span></text:a><text:span text:style-name="T30">”</text:span></text:p>
            <text:p text:style-name="P73">1.2. <text:span text:style-name="T28">Результаты поиска не отображаются</text:span></text:p>
          </table:table-cell>
        </table:table-row>
      </table:table>
      <text:p text:style-name="P74"><text:soft-page-break/></text:p>
      <text:p text:style-name="P74"/>
      <text:p text:style-name="P75">Тест-кейс № 7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6">ID:</text:p>
          </table:table-cell>
          <table:table-cell table:style-name="Таблица7.B1" office:value-type="string">
            <text:p text:style-name="P77">RSL-<text:span text:style-name="T31">NAV</text:span>-0<text:span text:style-name="T31">1</text:span></text:p>
          </table:table-cell>
        </table:table-row>
        <table:table-row>
          <table:table-cell table:style-name="Таблица7.A2" office:value-type="string">
            <text:p text:style-name="P78">Название:</text:p>
          </table:table-cell>
          <table:table-cell table:style-name="Таблица7.B2" office:value-type="string">
            <text:p text:style-name="P79">Открытие выпадающего меню при наведении</text:p>
          </table:table-cell>
        </table:table-row>
        <table:table-row>
          <table:table-cell table:style-name="Таблица7.A2" office:value-type="string">
            <text:p text:style-name="P80">Модуль:</text:p>
          </table:table-cell>
          <table:table-cell table:style-name="Таблица7.B2" office:value-type="string">
            <text:p text:style-name="P81">Навигация</text:p>
          </table:table-cell>
        </table:table-row>
        <table:table-row>
          <table:table-cell table:style-name="Таблица7.A2" office:value-type="string">
            <text:p text:style-name="P78">Приоритет:</text:p>
          </table:table-cell>
          <table:table-cell table:style-name="Таблица7.B2" office:value-type="string">
            <text:p text:style-name="P82">Medium</text:p>
          </table:table-cell>
        </table:table-row>
        <table:table-row>
          <table:table-cell table:style-name="Таблица7.A2" office:value-type="string">
            <text:p text:style-name="P83">Предусловия:</text:p>
          </table:table-cell>
          <table:table-cell table:style-name="Таблица7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7.A2" office:value-type="string">
            <text:p text:style-name="P84">Шаги:</text:p>
          </table:table-cell>
          <table:table-cell table:style-name="Таблица7.B2" office:value-type="string">
            <text:p text:style-name="P85">Ожидаемый результат:</text:p>
          </table:table-cell>
        </table:table-row>
        <table:table-row table:style-name="Таблица7.7">
          <table:table-cell table:style-name="Таблица7.A2" office:value-type="string">
            <text:p text:style-name="P86">1. Навести курсов на пункт меню «Читателям»</text:p>
          </table:table-cell>
          <table:table-cell table:style-name="Таблица7.B2" office:value-type="string">
            <text:p text:style-name="P87">1. Отображается выпадающее меню с подпунктами</text:p>
          </table:table-cell>
        </table:table-row>
        <table:table-row table:style-name="Таблица7.7">
          <table:table-cell table:style-name="Таблица7.A2" office:value-type="string">
            <text:p text:style-name="P88">2. Убрать курсор с пункта меню читателям</text:p>
          </table:table-cell>
          <table:table-cell table:style-name="Таблица7.B2" office:value-type="string">
            <text:p text:style-name="P87">2. Выпадающее меню не отображается</text:p>
          </table:table-cell>
        </table:table-row>
      </table:table>
      <text:p text:style-name="P75"/>
      <text:p text:style-name="P75"/>
      <text:p text:style-name="P89">Тест-кейс № 8.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90">ID:</text:p>
          </table:table-cell>
          <table:table-cell table:style-name="Таблица8.B1" office:value-type="string">
            <text:p text:style-name="P91">RSL-<text:span text:style-name="T31">NAV</text:span>-0<text:span text:style-name="T32">2</text:span></text:p>
          </table:table-cell>
        </table:table-row>
        <table:table-row>
          <table:table-cell table:style-name="Таблица8.A2" office:value-type="string">
            <text:p text:style-name="P92">Название:</text:p>
          </table:table-cell>
          <table:table-cell table:style-name="Таблица8.B2" office:value-type="string">
            <text:p text:style-name="P93">Переход по пункту главного меню</text:p>
          </table:table-cell>
        </table:table-row>
        <table:table-row>
          <table:table-cell table:style-name="Таблица8.A2" office:value-type="string">
            <text:p text:style-name="P94">Модуль:</text:p>
          </table:table-cell>
          <table:table-cell table:style-name="Таблица8.B2" office:value-type="string">
            <text:p text:style-name="P95">Навигация</text:p>
          </table:table-cell>
        </table:table-row>
        <table:table-row>
          <table:table-cell table:style-name="Таблица8.A2" office:value-type="string">
            <text:p text:style-name="P92">Приоритет:</text:p>
          </table:table-cell>
          <table:table-cell table:style-name="Таблица8.B2" office:value-type="string">
            <text:p text:style-name="P96">High</text:p>
          </table:table-cell>
        </table:table-row>
        <table:table-row>
          <table:table-cell table:style-name="Таблица8.A2" office:value-type="string">
            <text:p text:style-name="P97">Предусловия:</text:p>
          </table:table-cell>
          <table:table-cell table:style-name="Таблица8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8.A2" office:value-type="string">
            <text:p text:style-name="P98">Шаги:</text:p>
          </table:table-cell>
          <table:table-cell table:style-name="Таблица8.B2" office:value-type="string">
            <text:p text:style-name="P99">Ожидаемый результат:</text:p>
          </table:table-cell>
        </table:table-row>
        <table:table-row table:style-name="Таблица8.7">
          <table:table-cell table:style-name="Таблица8.A2" office:value-type="string">
            <text:p text:style-name="P100">1. <text:span text:style-name="T33">Навести курсор на пункт меню «Читателям»</text:span></text:p>
          </table:table-cell>
          <table:table-cell table:style-name="Таблица8.B2" office:value-type="string">
            <text:p text:style-name="P101">1. Отображается выпадающее меню с подпунктами</text:p>
          </table:table-cell>
        </table:table-row>
        <table:table-row table:style-name="Таблица8.7">
          <table:table-cell table:style-name="Таблица8.A2" office:value-type="string">
            <text:p text:style-name="P102">2. Кликнуть на пункт меню «Читателям»</text:p>
          </table:table-cell>
          <table:table-cell table:style-name="Таблица8.B2" office:value-type="string">
            <text:p text:style-name="P103"><text:span text:style-name="T34">2.1. </text:span>Переход на страницу раздела <text:span text:style-name="T18">URL=”</text:span><text:a xlink:type="simple" xlink:href="https://www.rsl.ru/ru/4readers" text:style-name="Internet_20_link" text:visited-style-name="Visited_20_Internet_20_Link"><text:span text:style-name="T18">https://www.rsl.ru/ru/4readers</text:span></text:a><text:span text:style-name="T18">”</text:span></text:p>
            <text:p text:style-name="P103"><text:span text:style-name="T34">2.2. </text:span>Заголовок страницы <text:span text:style-name="T34">= «Читателям»</text:span></text:p>
            <text:p text:style-name="P101">2.3. Отображаются <text:span text:style-name="T35">14</text:span> подраздел<text:span text:style-name="T35">ов</text:span></text:p>
          </table:table-cell>
        </table:table-row>
      </table:table>
      <text:p text:style-name="P104"/>
      <text:p text:style-name="P104"/>
      <text:p text:style-name="P105">Тест-кейс № 9.</text:p>
      <table:table table:name="Таблица9" table:style-name="Таблица9">
        <table:table-column table:style-name="Таблица9.A"/>
        <table:table-column table:style-name="Таблица9.B"/>
        <text:soft-page-break/>
        <table:table-row>
          <table:table-cell table:style-name="Таблица9.A1" office:value-type="string">
            <text:p text:style-name="P106">ID:</text:p>
          </table:table-cell>
          <table:table-cell table:style-name="Таблица9.B1" office:value-type="string">
            <text:p text:style-name="P107">RSL-<text:span text:style-name="T31">NAV</text:span>-0<text:span text:style-name="T36">3</text:span></text:p>
          </table:table-cell>
        </table:table-row>
        <table:table-row>
          <table:table-cell table:style-name="Таблица9.A2" office:value-type="string">
            <text:p text:style-name="P108">Название:</text:p>
          </table:table-cell>
          <table:table-cell table:style-name="Таблица9.B2" office:value-type="string">
            <text:p text:style-name="P109">Переход по вложенному пункту подменю</text:p>
          </table:table-cell>
        </table:table-row>
        <table:table-row>
          <table:table-cell table:style-name="Таблица9.A2" office:value-type="string">
            <text:p text:style-name="P110">Модуль:</text:p>
          </table:table-cell>
          <table:table-cell table:style-name="Таблица9.B2" office:value-type="string">
            <text:p text:style-name="P111">Навигация</text:p>
          </table:table-cell>
        </table:table-row>
        <table:table-row>
          <table:table-cell table:style-name="Таблица9.A2" office:value-type="string">
            <text:p text:style-name="P108">Приоритет:</text:p>
          </table:table-cell>
          <table:table-cell table:style-name="Таблица9.B2" office:value-type="string">
            <text:p text:style-name="P112">High</text:p>
          </table:table-cell>
        </table:table-row>
        <table:table-row>
          <table:table-cell table:style-name="Таблица9.A2" office:value-type="string">
            <text:p text:style-name="P113">Предусловия:</text:p>
          </table:table-cell>
          <table:table-cell table:style-name="Таблица9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9.A2" office:value-type="string">
            <text:p text:style-name="P114">Шаги:</text:p>
          </table:table-cell>
          <table:table-cell table:style-name="Таблица9.B2" office:value-type="string">
            <text:p text:style-name="P115">Ожидаемый результат:</text:p>
          </table:table-cell>
        </table:table-row>
        <table:table-row table:style-name="Таблица9.7">
          <table:table-cell table:style-name="Таблица9.A2" office:value-type="string">
            <text:p text:style-name="P116">1. Навести курсор на пункт меню «Читателям»</text:p>
          </table:table-cell>
          <table:table-cell table:style-name="Таблица9.B2" office:value-type="string">
            <text:p text:style-name="P117">1. Отображается выпадающее меню с <text:s/>подпунктами</text:p>
          </table:table-cell>
        </table:table-row>
        <table:table-row table:style-name="Таблица9.7">
          <table:table-cell table:style-name="Таблица9.A2" office:value-type="string">
            <text:p text:style-name="P118">2. В выпадающем списке кликнуть «График работы»</text:p>
          </table:table-cell>
          <table:table-cell table:style-name="Таблица9.B2" office:value-type="string">
            <text:p text:style-name="P119"><text:span text:style-name="T35">2.1. </text:span>Переход на страницу подраздела <text:span text:style-name="T18">URL=”</text:span><text:a xlink:type="simple" xlink:href="https://www.rsl.ru/ru/4readers/schedules" text:style-name="Internet_20_link" text:visited-style-name="Visited_20_Internet_20_Link"><text:span text:style-name="T18">https://www.rsl.ru/ru/4readers/schedules</text:span></text:a><text:span text:style-name="T18">”</text:span></text:p>
            <text:p text:style-name="P119"><text:span text:style-name="T35">2.2. </text:span>Заголовок страницы <text:span text:style-name="T35">= «График работы»</text:span></text:p>
            <text:p text:style-name="P119"><text:span text:style-name="T35">2.3. </text:span><text:span text:style-name="T37">О</text:span>тображается иерархия <text:span text:style-name="T37">хлебных крошек</text:span> «Главная → Читателям»</text:p>
          </table:table-cell>
        </table:table-row>
      </table:table>
      <text:p text:style-name="P120"/>
      <text:p text:style-name="P120"/>
      <text:p text:style-name="P121">Тест-кейс № 10.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22">ID:</text:p>
          </table:table-cell>
          <table:table-cell table:style-name="Таблица10.B1" office:value-type="string">
            <text:p text:style-name="P123">RSL-<text:span text:style-name="T31">NAV</text:span>-0<text:span text:style-name="T38">4</text:span></text:p>
          </table:table-cell>
        </table:table-row>
        <table:table-row>
          <table:table-cell table:style-name="Таблица10.A2" office:value-type="string">
            <text:p text:style-name="P124">Название:</text:p>
          </table:table-cell>
          <table:table-cell table:style-name="Таблица10.B2" office:value-type="string">
            <text:p text:style-name="P125">Переход на страницу по хлебным крошкам</text:p>
          </table:table-cell>
        </table:table-row>
        <table:table-row>
          <table:table-cell table:style-name="Таблица10.A2" office:value-type="string">
            <text:p text:style-name="P126">Модуль:</text:p>
          </table:table-cell>
          <table:table-cell table:style-name="Таблица10.B2" office:value-type="string">
            <text:p text:style-name="P127">Навигация</text:p>
          </table:table-cell>
        </table:table-row>
        <table:table-row>
          <table:table-cell table:style-name="Таблица10.A2" office:value-type="string">
            <text:p text:style-name="P124">Приоритет:</text:p>
          </table:table-cell>
          <table:table-cell table:style-name="Таблица10.B2" office:value-type="string">
            <text:p text:style-name="P128">Medium</text:p>
          </table:table-cell>
        </table:table-row>
        <table:table-row>
          <table:table-cell table:style-name="Таблица10.A2" office:value-type="string">
            <text:p text:style-name="P129">Предусловия:</text:p>
          </table:table-cell>
          <table:table-cell table:style-name="Таблица10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10.A2" office:value-type="string">
            <text:p text:style-name="P130">Шаги:</text:p>
          </table:table-cell>
          <table:table-cell table:style-name="Таблица10.B2" office:value-type="string">
            <text:p text:style-name="P131">Ожидаемый результат:</text:p>
          </table:table-cell>
        </table:table-row>
        <table:table-row table:style-name="Таблица10.7">
          <table:table-cell table:style-name="Таблица10.A2" office:value-type="string">
            <text:p text:style-name="P132">1. Навести курсор на пункт меню «Читателям»</text:p>
          </table:table-cell>
          <table:table-cell table:style-name="Таблица10.B2" office:value-type="string">
            <text:p text:style-name="P133">1. Отображается выпадающее меню с подпунктами</text:p>
          </table:table-cell>
        </table:table-row>
        <table:table-row table:style-name="Таблица10.7">
          <table:table-cell table:style-name="Таблица10.A2" office:value-type="string">
            <text:p text:style-name="P134">2. В выпадающем списке кликнуть «<text:span text:style-name="T37">График работы</text:span>»</text:p>
          </table:table-cell>
          <table:table-cell table:style-name="Таблица10.B2" office:value-type="string">
            <text:p text:style-name="P135">2.<text:span text:style-name="T37">1.</text:span> <text:span text:style-name="T37">Переход на страницу подраздела </text:span><text:span text:style-name="T39">URL = “</text:span><text:a xlink:type="simple" xlink:href="https://www.rsl.ru/ru/4readers/schedules/" text:style-name="Internet_20_link" text:visited-style-name="Visited_20_Internet_20_Link"><text:span text:style-name="T39">https://www.rsl.ru/ru/4readers/schedules/</text:span></text:a><text:span text:style-name="T39">”</text:span></text:p>
            <text:p text:style-name="P136">2.2. Заголовок страницы = «График работы»</text:p>
            <text:p text:style-name="P136">2.3. Отображается иерархия хлебных крошек «Главная → Читателям»</text:p>
          </table:table-cell>
        </table:table-row>
        <table:table-row table:style-name="Таблица10.7">
          <table:table-cell table:style-name="Таблица10.A2" office:value-type="string">
            <text:p text:style-name="P134">3. В хлебных крошках кликнуть «Читателям»</text:p>
          </table:table-cell>
          <table:table-cell table:style-name="Таблица10.B2" office:value-type="string">
            <text:p text:style-name="P136">3.1. Переход на страницу раздела <text:span text:style-name="T18">URL = “</text:span><text:a xlink:type="simple" xlink:href="https://www.rsl.ru/ru/4readers" text:style-name="Internet_20_link" text:visited-style-name="Visited_20_Internet_20_Link"><text:span text:style-name="T40">https://www.rsl.ru/ru/4readers</text:span></text:a><text:span text:style-name="T18">”</text:span></text:p>
            <text:p text:style-name="P136">3.2. Заголовок страницы = «Читателям»</text:p>
            <text:p text:style-name="P136"><text:soft-page-break/>3.3. Отображается иерархия хлебных крошек: «Главная»</text:p>
          </table:table-cell>
        </table:table-row>
      </table:table>
      <text:p text:style-name="P121"/>
      <text:p text:style-name="P121"/>
      <text:p text:style-name="P137">Тест-кейс № 11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38">ID:</text:p>
          </table:table-cell>
          <table:table-cell table:style-name="Таблица11.B1" office:value-type="string">
            <text:p text:style-name="P139">RSL-<text:span text:style-name="T31">NAV</text:span>-0<text:span text:style-name="T41">5</text:span></text:p>
          </table:table-cell>
        </table:table-row>
        <table:table-row>
          <table:table-cell table:style-name="Таблица11.A2" office:value-type="string">
            <text:p text:style-name="P140">Название:</text:p>
          </table:table-cell>
          <table:table-cell table:style-name="Таблица11.B2" office:value-type="string">
            <text:p text:style-name="P141">Проверка доступности ссылок <text:span text:style-name="T42">в</text:span> раздел<text:span text:style-name="T42">е</text:span> «Читателям»</text:p>
          </table:table-cell>
        </table:table-row>
        <table:table-row>
          <table:table-cell table:style-name="Таблица11.A2" office:value-type="string">
            <text:p text:style-name="P142">Модуль:</text:p>
          </table:table-cell>
          <table:table-cell table:style-name="Таблица11.B2" office:value-type="string">
            <text:p text:style-name="P143">Навигация</text:p>
          </table:table-cell>
        </table:table-row>
        <table:table-row>
          <table:table-cell table:style-name="Таблица11.A2" office:value-type="string">
            <text:p text:style-name="P140">Приоритет:</text:p>
          </table:table-cell>
          <table:table-cell table:style-name="Таблица11.B2" office:value-type="string">
            <text:p text:style-name="P144">Medium</text:p>
          </table:table-cell>
        </table:table-row>
        <table:table-row>
          <table:table-cell table:style-name="Таблица11.A2" office:value-type="string">
            <text:p text:style-name="P145">Предусловия:</text:p>
          </table:table-cell>
          <table:table-cell table:style-name="Таблица11.B2" office:value-type="string">
            <text:p text:style-name="P12">Перейти на главную страницу по ссылке «<text:a xlink:type="simple" xlink:href="https://search.rsl.ru/" text:style-name="Internet_20_link" text:visited-style-name="Visited_20_Internet_20_Link"><text:span text:style-name="T2">https://search.rsl.ru/</text:span></text:a>»</text:p>
            <text:p text:style-name="P12">Пользователь не авторизован</text:p>
          </table:table-cell>
        </table:table-row>
        <table:table-row>
          <table:table-cell table:style-name="Таблица11.A2" office:value-type="string">
            <text:p text:style-name="P146">Шаги:</text:p>
          </table:table-cell>
          <table:table-cell table:style-name="Таблица11.B2" office:value-type="string">
            <text:p text:style-name="P147">Ожидаемый результат:</text:p>
          </table:table-cell>
        </table:table-row>
        <table:table-row table:style-name="Таблица11.7">
          <table:table-cell table:style-name="Таблица11.A2" office:value-type="string">
            <text:p text:style-name="P148">1. Навести курсор на пункт меню «Читателям»</text:p>
          </table:table-cell>
          <table:table-cell table:style-name="Таблица11.B2" office:value-type="string">
            <text:p text:style-name="P133">1. Отображается выпадающее меню с подпунктами</text:p>
          </table:table-cell>
        </table:table-row>
        <table:table-row table:style-name="Таблица11.7">
          <table:table-cell table:style-name="Таблица11.A2" office:value-type="string">
            <text:p text:style-name="P148">2. Кликнуть на пункт меню «Читателям»</text:p>
          </table:table-cell>
          <table:table-cell table:style-name="Таблица11.B2" office:value-type="string">
            <text:p text:style-name="P133">2.<text:span text:style-name="T18">1. </text:span>Переход на страницу раздела <text:span text:style-name="T18">URL = “</text:span><text:a xlink:type="simple" xlink:href="https://www.rsl.ru/ru/4readers" text:style-name="Internet_20_link" text:visited-style-name="Visited_20_Internet_20_Link"><text:span text:style-name="T40">https://www.rsl.ru/ru/4readers</text:span></text:a><text:span text:style-name="T18">”</text:span></text:p>
            <text:p text:style-name="P149">2.2.<text:span text:style-name="T43"> </text:span><text:span text:style-name="T32">Заголовок страницы </text:span><text:span text:style-name="T43">= «Читателям»</text:span></text:p>
            <text:p text:style-name="P150">2.3. Отображаются <text:span text:style-name="T35">14</text:span> подраздел<text:span text:style-name="T35">ов</text:span></text:p>
          </table:table-cell>
        </table:table-row>
        <table:table-row table:style-name="Таблица11.7">
          <table:table-cell table:style-name="Таблица11.A2" office:value-type="string">
            <text:p text:style-name="P148">3. Кликнуть на подраздел «График работы»</text:p>
          </table:table-cell>
          <table:table-cell table:style-name="Таблица11.B2" office:value-type="string">
            <text:p text:style-name="P133">3.1. Переход на страницу подраздела <text:span text:style-name="T18">URL = “</text:span><text:a xlink:type="simple" xlink:href="https://www.rsl.ru/ru/4readers/schedules/" text:style-name="Internet_20_link" text:visited-style-name="Visited_20_Internet_20_Link"><text:span text:style-name="T18">https://www.rsl.ru/ru/4readers/schedules/</text:span></text:a><text:span text:style-name="T18">”</text:span></text:p>
            <text:p text:style-name="P149">3.2. <text:span text:style-name="T14">Заголовок страницы = «График работы»</text:span></text:p>
          </table:table-cell>
        </table:table-row>
        <table:table-row table:style-name="Таблица11.7">
          <table:table-cell table:style-name="Таблица11.A2" office:value-type="string">
            <text:p text:style-name="P151">4. Кликнуть в хлебных крошках на «Читателям»</text:p>
          </table:table-cell>
          <table:table-cell table:style-name="Таблица11.B2" office:value-type="string">
            <text:p text:style-name="P152"><text:span text:style-name="T44">4</text:span>.<text:span text:style-name="T18">1. </text:span>Переход на страницу раздела <text:span text:style-name="T18">URL = “</text:span><text:a xlink:type="simple" xlink:href="https://www.rsl.ru/ru/4readers" text:style-name="Internet_20_link" text:visited-style-name="Visited_20_Internet_20_Link"><text:span text:style-name="T40">https://www.rsl.ru/ru/4readers</text:span></text:a><text:span text:style-name="T18">”</text:span></text:p>
            <text:p text:style-name="P153"><text:span text:style-name="T45">4</text:span>.2.<text:span text:style-name="T43"> </text:span><text:span text:style-name="T32">Заголовок страницы </text:span><text:span text:style-name="T43">= «Читателям»</text:span></text:p>
          </table:table-cell>
        </table:table-row>
        <table:table-row table:style-name="Таблица11.7">
          <table:table-cell table:style-name="Таблица11.A2" office:value-type="string">
            <text:p text:style-name="P151">5. Кликнуть на подраздел «Как записаться»</text:p>
          </table:table-cell>
          <table:table-cell table:style-name="Таблица11.B2" office:value-type="string">
            <text:p text:style-name="P154">5.1. Переход на страницу подраздела <text:span text:style-name="T18">URL = “</text:span><text:a xlink:type="simple" xlink:href="https://www.rsl.ru/ru/4readers/how-to-join" text:style-name="Internet_20_link" text:visited-style-name="Visited_20_Internet_20_Link"><text:span text:style-name="T18">https://www.rsl.ru/ru/4readers/how-to-join</text:span></text:a><text:span text:style-name="T18">”</text:span></text:p>
            <text:p text:style-name="P155">5.1. <text:span text:style-name="T14">Заголовок страницы = «Как записаться»</text:span></text:p>
          </table:table-cell>
        </table:table-row>
      </table:table>
      <text:p text:style-name="P137"/>
      <text:p text:style-name="P137"/>
      <text:p text:style-name="P156">Тест-кейс № 12.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57">ID:</text:p>
          </table:table-cell>
          <table:table-cell table:style-name="Таблица12.B1" office:value-type="string">
            <text:p text:style-name="P158">RSL-<text:span text:style-name="T46">PERS-ACC</text:span>-0<text:span text:style-name="T47">1</text:span></text:p>
          </table:table-cell>
        </table:table-row>
        <table:table-row>
          <table:table-cell table:style-name="Таблица12.A2" office:value-type="string">
            <text:p text:style-name="P159">Название:</text:p>
          </table:table-cell>
          <table:table-cell table:style-name="Таблица12.B2" office:value-type="string">
            <text:p text:style-name="P160">Авторизация с не<text:span text:style-name="T48">валидными</text:span> учетными данными</text:p>
          </table:table-cell>
        </table:table-row>
        <table:table-row>
          <table:table-cell table:style-name="Таблица12.A2" office:value-type="string">
            <text:p text:style-name="P161">Модуль:</text:p>
          </table:table-cell>
          <table:table-cell table:style-name="Таблица12.B2" office:value-type="string">
            <text:p text:style-name="P162">Личный кабинет</text:p>
          </table:table-cell>
        </table:table-row>
        <table:table-row>
          <table:table-cell table:style-name="Таблица12.A2" office:value-type="string">
            <text:p text:style-name="P159">Приоритет:</text:p>
          </table:table-cell>
          <table:table-cell table:style-name="Таблица12.B2" office:value-type="string">
            <text:p text:style-name="P163">High</text:p>
          </table:table-cell>
        </table:table-row>
        <table:table-row>
          <table:table-cell table:style-name="Таблица12.A2" office:value-type="string">
            <text:p text:style-name="P164">Предусловия:</text:p>
          </table:table-cell>
          <table:table-cell table:style-name="Таблица12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165"><text:soft-page-break/>Пользователь не авторизован</text:p>
          </table:table-cell>
        </table:table-row>
        <table:table-row>
          <table:table-cell table:style-name="Таблица12.A2" office:value-type="string">
            <text:p text:style-name="P166">Шаги:</text:p>
          </table:table-cell>
          <table:table-cell table:style-name="Таблица12.B2" office:value-type="string">
            <text:p text:style-name="P167">Ожидаемый результат:</text:p>
          </table:table-cell>
        </table:table-row>
        <table:table-row table:style-name="Таблица12.7">
          <table:table-cell table:style-name="Таблица12.A2" office:value-type="string">
            <text:p text:style-name="P151">1. <text:span text:style-name="T49">В шапке сайта к</text:span>ликнуть на кнопку <text:span text:style-name="T18">[</text:span>Личный кабинет<text:span text:style-name="T18">]</text:span></text:p>
          </table:table-cell>
          <table:table-cell table:style-name="Таблица12.B2" office:value-type="string">
            <text:p text:style-name="P168">1.<text:span text:style-name="T50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1">https://passport.rusneb.ru/auth/realms/RSL/protocol/openid-connect/auth</text:span></text:a><text:span text:style-name="T18">”</text:span></text:p>
            <text:p text:style-name="P169">1.2. Отображается поле ввода «Адрес электронной почты или номер читательского билета» </text:p>
            <text:p text:style-name="P169">1.3. Отображается поле ввода «Пароль»</text:p>
            <text:p text:style-name="P169">1.4. Отображается кнопка <text:span text:style-name="T18">[</text:span>Войти<text:span text:style-name="T18">]</text:span></text:p>
          </table:table-cell>
        </table:table-row>
        <table:table-row table:style-name="Таблица12.7">
          <table:table-cell table:style-name="Таблица12.A2" office:value-type="string">
            <text:p text:style-name="P170">2. В поле ввода «Адрес электронной почты или номер читательского билета» ввести «<text:span text:style-name="T18">invalid@mail.ru</text:span>»</text:p>
          </table:table-cell>
          <table:table-cell table:style-name="Таблица12.B2" office:value-type="string">
            <text:p text:style-name="P171">2. <text:span text:style-name="T14">В поле ввода «Адрес электронной почты или номер читательского билета» отображается «</text:span>invalid@mail.ru<text:span text:style-name="T14">»</text:span></text:p>
          </table:table-cell>
        </table:table-row>
        <table:table-row table:style-name="Таблица12.7">
          <table:table-cell table:style-name="Таблица12.A2" office:value-type="string">
            <text:p text:style-name="P172">3. <text:span text:style-name="T14">В поле ввода «Пароль» ввести «</text:span>password<text:span text:style-name="T14">»</text:span></text:p>
          </table:table-cell>
          <table:table-cell table:style-name="Таблица12.B2" office:value-type="string">
            <text:p text:style-name="P171">3. <text:span text:style-name="T14">В поле ввода «Пароль» отображается «</text:span>password<text:span text:style-name="T14">»</text:span></text:p>
          </table:table-cell>
        </table:table-row>
        <table:table-row table:style-name="Таблица12.7">
          <table:table-cell table:style-name="Таблица12.A2" office:value-type="string">
            <text:p text:style-name="P172">4. <text:span text:style-name="T14">Кликнуть на кнопку </text:span>[<text:span text:style-name="T14">Войти</text:span>]</text:p>
          </table:table-cell>
          <table:table-cell table:style-name="Таблица12.B2" office:value-type="string">
            <text:p text:style-name="P169">4.1. Отображается текст «<text:span text:style-name="T52">Неправильное имя пользователя или пароль</text:span></text:p>
            <text:p text:style-name="P169"><text:span text:style-name="T52">Или данные были удалены согласно 152-ФЗ</text:span>»</text:p>
          </table:table-cell>
        </table:table-row>
      </table:table>
      <text:p text:style-name="P156"/>
      <text:p text:style-name="P156"/>
      <text:p text:style-name="P173">Тест-кейс № 13.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74">ID:</text:p>
          </table:table-cell>
          <table:table-cell table:style-name="Таблица13.B1" office:value-type="string">
            <text:p text:style-name="P175">RSL-<text:span text:style-name="T46">PERS-ACC</text:span>-0<text:span text:style-name="T53">2</text:span></text:p>
          </table:table-cell>
        </table:table-row>
        <table:table-row>
          <table:table-cell table:style-name="Таблица13.A2" office:value-type="string">
            <text:p text:style-name="P176">Название:</text:p>
          </table:table-cell>
          <table:table-cell table:style-name="Таблица13.B2" office:value-type="string">
            <text:p text:style-name="P177">Авторизация с валидными учетными данными</text:p>
          </table:table-cell>
        </table:table-row>
        <table:table-row>
          <table:table-cell table:style-name="Таблица13.A2" office:value-type="string">
            <text:p text:style-name="P178">Модуль:</text:p>
          </table:table-cell>
          <table:table-cell table:style-name="Таблица13.B2" office:value-type="string">
            <text:p text:style-name="P162">Личный кабинет</text:p>
          </table:table-cell>
        </table:table-row>
        <table:table-row>
          <table:table-cell table:style-name="Таблица13.A2" office:value-type="string">
            <text:p text:style-name="P176">Приоритет:</text:p>
          </table:table-cell>
          <table:table-cell table:style-name="Таблица13.B2" office:value-type="string">
            <text:p text:style-name="P179">High</text:p>
          </table:table-cell>
        </table:table-row>
        <table:table-row>
          <table:table-cell table:style-name="Таблица13.A2" office:value-type="string">
            <text:p text:style-name="P180">Предусловия:</text:p>
          </table:table-cell>
          <table:table-cell table:style-name="Таблица13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181">Пользователь не авторизован</text:p>
          </table:table-cell>
        </table:table-row>
        <table:table-row>
          <table:table-cell table:style-name="Таблица13.A2" office:value-type="string">
            <text:p text:style-name="P182">Шаги:</text:p>
          </table:table-cell>
          <table:table-cell table:style-name="Таблица13.B2" office:value-type="string">
            <text:p text:style-name="P183">Ожидаемый результат:</text:p>
          </table:table-cell>
        </table:table-row>
        <table:table-row table:style-name="Таблица13.7">
          <table:table-cell table:style-name="Таблица13.A2" office:value-type="string">
            <text:p text:style-name="P184">1. В шапке сайта кликнуть <text:span text:style-name="T18">[</text:span>Личный кабинет<text:span text:style-name="T18">]</text:span></text:p>
          </table:table-cell>
          <table:table-cell table:style-name="Таблица13.B2" office:value-type="string">
            <text:p text:style-name="P168">1.<text:span text:style-name="T50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1">https://passport.rusneb.ru/auth/realms/RSL/protocol/openid-connect/auth</text:span></text:a><text:span text:style-name="T18">”</text:span></text:p>
            <text:p text:style-name="P169">1.2. Отображается поле ввода «Адрес электронной почты или номер читательского билета» </text:p>
            <text:p text:style-name="P169">1.3. Отображается поле ввода «Пароль»</text:p>
            <text:p text:style-name="P169">1.4. Отображается кнопка <text:span text:style-name="T18">[</text:span>Войти<text:span text:style-name="T18">]</text:span></text:p>
          </table:table-cell>
        </table:table-row>
        <text:soft-page-break/>
        <table:table-row table:style-name="Таблица13.7">
          <table:table-cell table:style-name="Таблица13.A2" office:value-type="string">
            <text:p text:style-name="P184">2. В поле ввода «<text:span text:style-name="T47">Адрес электронной почты или номер читательского билета</text:span>» ввести «<text:span text:style-name="T54">qatester12348765@mail.ru</text:span>»</text:p>
          </table:table-cell>
          <table:table-cell table:style-name="Таблица13.B2" office:value-type="string">
            <text:p text:style-name="P185">2. <text:span text:style-name="T55">В поле ввода «Адрес электронной почты или номер читательского билета» отображается «</text:span>qatester12348765@mail.ru<text:span text:style-name="T55">»</text:span></text:p>
          </table:table-cell>
        </table:table-row>
        <table:table-row table:style-name="Таблица13.7">
          <table:table-cell table:style-name="Таблица13.A2" office:value-type="string">
            <text:p text:style-name="P186">3. <text:span text:style-name="T14">В поле ввода «Пароль» ввести «</text:span>QAtester1234<text:span text:style-name="T14">»</text:span></text:p>
          </table:table-cell>
          <table:table-cell table:style-name="Таблица13.B2" office:value-type="string">
            <text:p text:style-name="P185">3. <text:span text:style-name="T14">В поле ввода «Пароль» отображается «</text:span>QAtester1234<text:span text:style-name="T14">»</text:span></text:p>
          </table:table-cell>
        </table:table-row>
        <table:table-row table:style-name="Таблица13.7">
          <table:table-cell table:style-name="Таблица13.A2" office:value-type="string">
            <text:p text:style-name="P186">4. <text:span text:style-name="T14">Кликнуть на кнопку </text:span>[<text:span text:style-name="T14">Войти</text:span>]</text:p>
          </table:table-cell>
          <table:table-cell table:style-name="Таблица13.B2" office:value-type="string">
            <text:p text:style-name="P187">4.1. Переход на главную страницу сайта <text:span text:style-name="T18">URL = “</text:span><text:a xlink:type="simple" xlink:href="https://search.rsl.ru/" text:style-name="Internet_20_link" text:visited-style-name="Visited_20_Internet_20_Link"><text:span text:style-name="T2">https://search.rsl.ru/</text:span></text:a><text:span text:style-name="T5">»</text:span><text:span text:style-name="T18">”</text:span></text:p>
            <text:p text:style-name="P185">4.2. <text:span text:style-name="T56">Кнопка </text:span><text:span text:style-name="T57">[</text:span><text:span text:style-name="T56">Личный кабинет</text:span><text:span text:style-name="T57">] </text:span><text:span text:style-name="T56">изменена на </text:span><text:span text:style-name="T57">[NameTest](</text:span><text:span text:style-name="T56">имя пользователя</text:span><text:span text:style-name="T57">)</text:span></text:p>
          </table:table-cell>
        </table:table-row>
      </table:table>
      <text:p text:style-name="P173"/>
      <text:p text:style-name="P173"/>
      <text:p text:style-name="P188">Тест-кейс № 14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9">ID:</text:p>
          </table:table-cell>
          <table:table-cell table:style-name="Таблица14.B1" office:value-type="string">
            <text:p text:style-name="P175">RSL-<text:span text:style-name="T46">PERS-ACC</text:span>-0<text:span text:style-name="T58">3</text:span></text:p>
          </table:table-cell>
        </table:table-row>
        <table:table-row>
          <table:table-cell table:style-name="Таблица14.A2" office:value-type="string">
            <text:p text:style-name="P190">Название:</text:p>
          </table:table-cell>
          <table:table-cell table:style-name="Таблица14.B2" office:value-type="string">
            <text:p text:style-name="P191">Успешный выход из системы</text:p>
          </table:table-cell>
        </table:table-row>
        <table:table-row>
          <table:table-cell table:style-name="Таблица14.A2" office:value-type="string">
            <text:p text:style-name="P192">Модуль:</text:p>
          </table:table-cell>
          <table:table-cell table:style-name="Таблица14.B2" office:value-type="string">
            <text:p text:style-name="P162">Личный кабинет</text:p>
          </table:table-cell>
        </table:table-row>
        <table:table-row>
          <table:table-cell table:style-name="Таблица14.A2" office:value-type="string">
            <text:p text:style-name="P190">Приоритет:</text:p>
          </table:table-cell>
          <table:table-cell table:style-name="Таблица14.B2" office:value-type="string">
            <text:p text:style-name="P193">High</text:p>
          </table:table-cell>
        </table:table-row>
        <table:table-row>
          <table:table-cell table:style-name="Таблица14.A2" office:value-type="string">
            <text:p text:style-name="P194">Предусловия:</text:p>
          </table:table-cell>
          <table:table-cell table:style-name="Таблица14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195">Пользователь авторизован</text:p>
          </table:table-cell>
        </table:table-row>
        <table:table-row>
          <table:table-cell table:style-name="Таблица14.A2" office:value-type="string">
            <text:p text:style-name="P196">Шаги:</text:p>
          </table:table-cell>
          <table:table-cell table:style-name="Таблица14.B2" office:value-type="string">
            <text:p text:style-name="P197">Ожидаемый результат:</text:p>
          </table:table-cell>
        </table:table-row>
        <table:table-row table:style-name="Таблица14.7">
          <table:table-cell table:style-name="Таблица14.A2" office:value-type="string">
            <text:p text:style-name="P198">1. В шапке сайта навести курсор на кнопку <text:span text:style-name="T18">[NameTest](</text:span>имя пользователя<text:span text:style-name="T18">)</text:span></text:p>
          </table:table-cell>
          <table:table-cell table:style-name="Таблица14.B2" office:value-type="string">
            <text:p text:style-name="P199">1. Отображается выпадающее меню с двумя пунктами «Профиль» и «Выйти»</text:p>
          </table:table-cell>
        </table:table-row>
        <table:table-row table:style-name="Таблица14.7">
          <table:table-cell table:style-name="Таблица14.A2" office:value-type="string">
            <text:p text:style-name="P198">2. В выпадающем меню <text:span text:style-name="T59">кликнуть на</text:span> кнопку <text:span text:style-name="T18">[</text:span>Выйти<text:span text:style-name="T18">]</text:span></text:p>
          </table:table-cell>
          <table:table-cell table:style-name="Таблица14.B2" office:value-type="string">
            <text:p text:style-name="P199">2.<text:span text:style-name="T18">1.</text:span> Переход на главную страницу <text:span text:style-name="T18">URL = “</text:span><text:a xlink:type="simple" xlink:href="https://search.rsl.ru/" text:style-name="Internet_20_link" text:visited-style-name="Visited_20_Internet_20_Link"><text:span text:style-name="T2">https://search.rsl.ru/</text:span></text:a><text:span text:style-name="T18">”</text:span></text:p>
            <text:p text:style-name="P200">2.2. <text:span text:style-name="T14">В шапке сайта кнопка </text:span>[NameTest](<text:span text:style-name="T14">имя пользователя</text:span>) <text:span text:style-name="T14">изменена на </text:span>[<text:span text:style-name="T14">Личный кабинет</text:span>]</text:p>
          </table:table-cell>
        </table:table-row>
      </table:table>
      <text:p text:style-name="P188"/>
      <text:p text:style-name="P188"/>
      <text:p text:style-name="P201">Тест-кейс № 15.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02">ID:</text:p>
          </table:table-cell>
          <table:table-cell table:style-name="Таблица15.B1" office:value-type="string">
            <text:p text:style-name="P175">RSL-<text:span text:style-name="T46">PERS-ACC</text:span>-0<text:span text:style-name="T60">4</text:span></text:p>
          </table:table-cell>
        </table:table-row>
        <table:table-row>
          <table:table-cell table:style-name="Таблица15.A2" office:value-type="string">
            <text:p text:style-name="P203">Название:</text:p>
          </table:table-cell>
          <table:table-cell table:style-name="Таблица15.B2" office:value-type="string">
            <text:p text:style-name="P204">Запрос на восстановление пароля</text:p>
          </table:table-cell>
        </table:table-row>
        <table:table-row>
          <table:table-cell table:style-name="Таблица15.A2" office:value-type="string">
            <text:p text:style-name="P205">Модуль:</text:p>
          </table:table-cell>
          <table:table-cell table:style-name="Таблица15.B2" office:value-type="string">
            <text:p text:style-name="P162">Личный кабинет</text:p>
          </table:table-cell>
        </table:table-row>
        <text:soft-page-break/>
        <table:table-row>
          <table:table-cell table:style-name="Таблица15.A2" office:value-type="string">
            <text:p text:style-name="P203">Приоритет:</text:p>
          </table:table-cell>
          <table:table-cell table:style-name="Таблица15.B2" office:value-type="string">
            <text:p text:style-name="P206">High</text:p>
          </table:table-cell>
        </table:table-row>
        <table:table-row>
          <table:table-cell table:style-name="Таблица15.A2" office:value-type="string">
            <text:p text:style-name="P207">Предусловия:</text:p>
          </table:table-cell>
          <table:table-cell table:style-name="Таблица15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08">Пользователь <text:span text:style-name="T60">не</text:span> авторизован</text:p>
          </table:table-cell>
        </table:table-row>
        <table:table-row>
          <table:table-cell table:style-name="Таблица15.A2" office:value-type="string">
            <text:p text:style-name="P209">Шаги:</text:p>
          </table:table-cell>
          <table:table-cell table:style-name="Таблица15.B2" office:value-type="string">
            <text:p text:style-name="P210">Ожидаемый результат:</text:p>
          </table:table-cell>
        </table:table-row>
        <table:table-row table:style-name="Таблица15.7">
          <table:table-cell table:style-name="Таблица15.A2" office:value-type="string">
            <text:p text:style-name="P211">1.<text:span text:style-name="T49"> В шапке сайта кликнуть </text:span><text:span text:style-name="T61">[</text:span><text:span text:style-name="T49">Личный кабинет</text:span><text:span text:style-name="T61">]</text:span></text:p>
          </table:table-cell>
          <table:table-cell table:style-name="Таблица15.B2" office:value-type="string">
            <text:p text:style-name="P212">1.<text:span text:style-name="T50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1">https://passport.rusneb.ru/auth/realms/RSL/protocol/openid-connect/auth</text:span></text:a><text:span text:style-name="T18">”</text:span></text:p>
            <text:p text:style-name="P213">1.2. Отображается поле ввода «Адрес электронной почты или номер читательского билета» </text:p>
            <text:p text:style-name="P213">1.3. Отображается поле ввода «Пароль»</text:p>
            <text:p text:style-name="P213">1.4. Отображается кнопка <text:span text:style-name="T18">[</text:span>Войти<text:span text:style-name="T18">]</text:span></text:p>
            <text:p text:style-name="P214">1.5. Отображается ссылка <text:span text:style-name="T18">“</text:span>Забыли пароль?<text:span text:style-name="T18">”</text:span></text:p>
          </table:table-cell>
        </table:table-row>
        <table:table-row table:style-name="Таблица15.7">
          <table:table-cell table:style-name="Таблица15.A2" office:value-type="string">
            <text:p text:style-name="P211">2. Кликнуть на ссылку «Забыли пароль?»</text:p>
          </table:table-cell>
          <table:table-cell table:style-name="Таблица15.B2" office:value-type="string">
            <text:p text:style-name="P214">2.<text:span text:style-name="T18">1.</text:span> Переход на страницу восстановление пароля <text:span text:style-name="T18">URL = ”</text:span><text:a xlink:type="simple" xlink:href="https://passport.rusneb.ru/auth/realms/RSL/login-actions/reset-credentials" text:style-name="Internet_20_link" text:visited-style-name="Visited_20_Internet_20_Link"><text:span text:style-name="T18">https://passport.rusneb.ru/auth/realms/RSL/login-actions/reset-credentials</text:span></text:a><text:span text:style-name="T18">”</text:span></text:p>
            <text:p text:style-name="P215">2.2. <text:span text:style-name="T14">Отображается текст «</text:span><text:span text:style-name="T62">Введите ваш адрес электронной почты и мы вышлем вам инструкцию по получению нового пароля.</text:span><text:span text:style-name="T63">»</text:span></text:p>
            <text:p text:style-name="P215">2.3. <text:span text:style-name="T14">Отображается поле ввода «</text:span><text:span text:style-name="T64">Адрес электронной почты</text:span><text:span text:style-name="T14">»</text:span></text:p>
            <text:p text:style-name="P216">2.4. Отображается кнопка <text:span text:style-name="T18">[</text:span>Получить пароль<text:span text:style-name="T18">]</text:span></text:p>
          </table:table-cell>
        </table:table-row>
        <table:table-row table:style-name="Таблица15.7">
          <table:table-cell table:style-name="Таблица15.A2" office:value-type="string">
            <text:p text:style-name="P217">3. В поле ввода «Адрес электронной почты» ввести «<text:a xlink:type="simple" xlink:href="mailto:qatester12348765@mail.ru" text:style-name="Internet_20_link" text:visited-style-name="Visited_20_Internet_20_Link"><text:span text:style-name="T65">qatester12348765@mail.ru</text:span></text:a>»</text:p>
          </table:table-cell>
          <table:table-cell table:style-name="Таблица15.B2" office:value-type="string">
            <text:p text:style-name="P216">3. В поле ввода «Адрес электронной почты» отображается «<text:a xlink:type="simple" xlink:href="mailto:qatester12348765@mail.ru" text:style-name="Internet_20_link" text:visited-style-name="Visited_20_Internet_20_Link"><text:span text:style-name="T65">qatester12348765@mail.ru</text:span></text:a>»</text:p>
          </table:table-cell>
        </table:table-row>
        <table:table-row table:style-name="Таблица15.7">
          <table:table-cell table:style-name="Таблица15.A2" office:value-type="string">
            <text:p text:style-name="P217">4. Кликнуть на кнопку <text:span text:style-name="T18">[</text:span>Получить пароль<text:span text:style-name="T18">]</text:span></text:p>
          </table:table-cell>
          <table:table-cell table:style-name="Таблица15.B2" office:value-type="string">
            <text:p text:style-name="P218">4.1. URL <text:span text:style-name="T14">содержит «</text:span><text:a xlink:type="simple" xlink:href="https://passport.rusneb.ru/auth/realms/RSL/login-actions/authenticate" text:style-name="Internet_20_link" text:visited-style-name="Visited_20_Internet_20_Link"><text:span text:style-name="T14">https://passport.rusneb.ru/auth/realms/RSL/login-actions/authenticate</text:span></text:a><text:span text:style-name="T14">»</text:span></text:p>
            <text:p text:style-name="P219">4.2. <text:span text:style-name="T14">В поле ввода «Адрес электронной почты или номер читательского билета» отображается «</text:span>qatester12348765@mail.ru<text:span text:style-name="T14">»</text:span></text:p>
            <text:p text:style-name="P220">4.<text:span text:style-name="T66">3</text:span>. <text:span text:style-name="T67">Отображается текст «</text:span><text:span text:style-name="T68">В ближайшее время Вы должны получить письмо с дальнейшими инструкциями.</text:span><text:span text:style-name="T67">»</text:span></text:p>
          </table:table-cell>
        </table:table-row>
      </table:table>
      <text:p text:style-name="P201"/>
      <text:p text:style-name="P201"/>
      <text:p text:style-name="P221">Тест-кейс № 16.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22">ID:</text:p>
          </table:table-cell>
          <table:table-cell table:style-name="Таблица16.B1" office:value-type="string">
            <text:p text:style-name="P175">RSL-<text:span text:style-name="T46">PERS-ACC</text:span>-0<text:span text:style-name="T63">5</text:span></text:p>
          </table:table-cell>
        </table:table-row>
        <table:table-row>
          <table:table-cell table:style-name="Таблица16.A2" office:value-type="string">
            <text:p text:style-name="P223">Название:</text:p>
          </table:table-cell>
          <table:table-cell table:style-name="Таблица16.B2" office:value-type="string">
            <text:p text:style-name="P224">Запрос на восстановление пароля с невалидным <text:span text:style-name="T18">email</text:span></text:p>
          </table:table-cell>
        </table:table-row>
        <text:soft-page-break/>
        <table:table-row>
          <table:table-cell table:style-name="Таблица16.A2" office:value-type="string">
            <text:p text:style-name="P225">Модуль:</text:p>
          </table:table-cell>
          <table:table-cell table:style-name="Таблица16.B2" office:value-type="string">
            <text:p text:style-name="P162">Личный кабинет</text:p>
          </table:table-cell>
        </table:table-row>
        <table:table-row>
          <table:table-cell table:style-name="Таблица16.A2" office:value-type="string">
            <text:p text:style-name="P223">Приоритет:</text:p>
          </table:table-cell>
          <table:table-cell table:style-name="Таблица16.B2" office:value-type="string">
            <text:p text:style-name="P226">Medium</text:p>
          </table:table-cell>
        </table:table-row>
        <table:table-row>
          <table:table-cell table:style-name="Таблица16.A2" office:value-type="string">
            <text:p text:style-name="P227">Предусловия:</text:p>
          </table:table-cell>
          <table:table-cell table:style-name="Таблица16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28">Пользователь <text:span text:style-name="T60">не</text:span> авторизован</text:p>
          </table:table-cell>
        </table:table-row>
        <table:table-row>
          <table:table-cell table:style-name="Таблица16.A2" office:value-type="string">
            <text:p text:style-name="P229">Шаги:</text:p>
          </table:table-cell>
          <table:table-cell table:style-name="Таблица16.B2" office:value-type="string">
            <text:p text:style-name="P230">Ожидаемый результат:</text:p>
          </table:table-cell>
        </table:table-row>
        <table:table-row table:style-name="Таблица16.7">
          <table:table-cell table:style-name="Таблица16.A2" office:value-type="string">
            <text:p text:style-name="P231">1<text:span text:style-name="T59">.</text:span><text:span text:style-name="T49"> В шапке сайта кликнуть </text:span><text:span text:style-name="T61">[</text:span><text:span text:style-name="T49">Личный кабинет</text:span><text:span text:style-name="T61">]</text:span></text:p>
          </table:table-cell>
          <table:table-cell table:style-name="Таблица16.B2" office:value-type="string">
            <text:p text:style-name="P232">1.<text:span text:style-name="T50">1.</text:span> Переход на страницу авторизации <text:span text:style-name="T18">URL = “</text:span><text:a xlink:type="simple" xlink:href="https://passport.rusneb.ru/auth/realms/RSL/protocol/openid-connect/auth" text:style-name="Internet_20_link" text:visited-style-name="Visited_20_Internet_20_Link"><text:span text:style-name="T51">https://passport.rusneb.ru/auth/realms/RSL/protocol/openid-connect/auth</text:span></text:a><text:span text:style-name="T18">”</text:span></text:p>
            <text:p text:style-name="P233">1.2. Отображается поле ввода «Адрес электронной почты или номер читательского билета» </text:p>
            <text:p text:style-name="P233">1.3. Отображается поле ввода «Пароль»</text:p>
            <text:p text:style-name="P233">1.4. Отображается кнопка <text:span text:style-name="T18">[</text:span>Войти<text:span text:style-name="T18">]</text:span></text:p>
            <text:p text:style-name="P234">1.5. Отображается ссылка <text:span text:style-name="T18">“</text:span>Забыли пароль?<text:span text:style-name="T18">”</text:span></text:p>
          </table:table-cell>
        </table:table-row>
        <table:table-row table:style-name="Таблица16.7">
          <table:table-cell table:style-name="Таблица16.A2" office:value-type="string">
            <text:p text:style-name="P235">2. Кликнуть на ссылку «Забыли пароль?»</text:p>
          </table:table-cell>
          <table:table-cell table:style-name="Таблица16.B2" office:value-type="string">
            <text:p text:style-name="P234">2.<text:span text:style-name="T18">1.</text:span> Переход на страницу восстановление пароля <text:span text:style-name="T18">URL = ”</text:span><text:a xlink:type="simple" xlink:href="https://passport.rusneb.ru/auth/realms/RSL/login-actions/reset-credentials" text:style-name="Internet_20_link" text:visited-style-name="Visited_20_Internet_20_Link"><text:span text:style-name="T18">https://passport.rusneb.ru/auth/realms/RSL/login-actions/reset-credentials</text:span></text:a><text:span text:style-name="T18">”</text:span></text:p>
            <text:p text:style-name="P236">2.2. <text:span text:style-name="T14">Отображается текст «</text:span><text:span text:style-name="T62">Введите ваш адрес электронной почты и мы вышлем вам инструкцию по получению нового пароля.</text:span><text:span text:style-name="T63">»</text:span></text:p>
            <text:p text:style-name="P236">2.3. <text:span text:style-name="T14">Отображается поле ввода «</text:span><text:span text:style-name="T64">Адрес электронной почты</text:span><text:span text:style-name="T14">»</text:span></text:p>
            <text:p text:style-name="P237">2.4. Отображается кнопка <text:span text:style-name="T18">[</text:span>Получить пароль<text:span text:style-name="T18">]</text:span></text:p>
          </table:table-cell>
        </table:table-row>
        <table:table-row table:style-name="Таблица16.7">
          <table:table-cell table:style-name="Таблица16.A2" office:value-type="string">
            <text:p text:style-name="P238">3. В поле ввода «Адрес электронной почты» ввести «<text:span text:style-name="T69">test@invalid</text:span>»</text:p>
          </table:table-cell>
          <table:table-cell table:style-name="Таблица16.B2" office:value-type="string">
            <text:p text:style-name="P239">3. <text:span text:style-name="T64">В поле ввода «Адрес электронной почты» отображается «</text:span>test@invalid<text:span text:style-name="T64">»</text:span></text:p>
          </table:table-cell>
        </table:table-row>
        <table:table-row table:style-name="Таблица16.7">
          <table:table-cell table:style-name="Таблица16.A2" office:value-type="string">
            <text:p text:style-name="P238">4. Кликнуть на кнопку <text:span text:style-name="T18">[</text:span>Получить пароль<text:span text:style-name="T18">]</text:span></text:p>
          </table:table-cell>
          <table:table-cell table:style-name="Таблица16.B2" office:value-type="string">
            <text:p text:style-name="P239">4. <text:span text:style-name="T14">Отображается сообщение «Ошибка! Неверный формат»</text:span></text:p>
          </table:table-cell>
        </table:table-row>
      </table:table>
      <text:p text:style-name="P221"/>
      <text:p text:style-name="P221"/>
      <text:p text:style-name="P240">Тест-кейс № 17.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41">ID:</text:p>
          </table:table-cell>
          <table:table-cell table:style-name="Таблица17.B1" office:value-type="string">
            <text:p text:style-name="P175">RSL-<text:span text:style-name="T46">PERS-ACC</text:span>-0<text:span text:style-name="T46">6</text:span></text:p>
          </table:table-cell>
        </table:table-row>
        <table:table-row>
          <table:table-cell table:style-name="Таблица17.A2" office:value-type="string">
            <text:p text:style-name="P242">Название:</text:p>
          </table:table-cell>
          <table:table-cell table:style-name="Таблица17.B2" office:value-type="string">
            <text:p text:style-name="P243">Добавление документа в избранное</text:p>
          </table:table-cell>
        </table:table-row>
        <table:table-row>
          <table:table-cell table:style-name="Таблица17.A2" office:value-type="string">
            <text:p text:style-name="P244">Модуль:</text:p>
          </table:table-cell>
          <table:table-cell table:style-name="Таблица17.B2" office:value-type="string">
            <text:p text:style-name="P162">Личный кабинет</text:p>
          </table:table-cell>
        </table:table-row>
        <table:table-row>
          <table:table-cell table:style-name="Таблица17.A2" office:value-type="string">
            <text:p text:style-name="P242">Приоритет:</text:p>
          </table:table-cell>
          <table:table-cell table:style-name="Таблица17.B2" office:value-type="string">
            <text:p text:style-name="P245">High</text:p>
          </table:table-cell>
        </table:table-row>
        <table:table-row>
          <table:table-cell table:style-name="Таблица17.A2" office:value-type="string">
            <text:p text:style-name="P246">Предусловия:</text:p>
          </table:table-cell>
          <table:table-cell table:style-name="Таблица17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47">Пользователь авторизован</text:p>
          </table:table-cell>
        </table:table-row>
        <text:soft-page-break/>
        <table:table-row>
          <table:table-cell table:style-name="Таблица17.A2" office:value-type="string">
            <text:p text:style-name="P248"><text:s/>Шаги:</text:p>
          </table:table-cell>
          <table:table-cell table:style-name="Таблица17.B2" office:value-type="string">
            <text:p text:style-name="P249">Ожидаемый результат:</text:p>
          </table:table-cell>
        </table:table-row>
        <table:table-row table:style-name="Таблица17.7">
          <table:table-cell table:style-name="Таблица17.A2" office:value-type="string">
            <text:p text:style-name="P250">1. Ввести в поле поиск «Поиск по электронному каталогу» текст «Горе от ума»</text:p>
          </table:table-cell>
          <table:table-cell table:style-name="Таблица17.B2" office:value-type="string">
            <text:p text:style-name="P251">1. В поле поиска «Поиск по электронному каталогу» отображается «Горе от ума»</text:p>
          </table:table-cell>
        </table:table-row>
        <table:table-row table:style-name="Таблица17.7">
          <table:table-cell table:style-name="Таблица17.A2" office:value-type="string">
            <text:p text:style-name="P250">2. Кликнуть на кнопку поиска</text:p>
          </table:table-cell>
          <table:table-cell table:style-name="Таблица17.B2" office:value-type="string">
            <text:p text:style-name="P18"><text:span text:style-name="T3">2</text:span><text:span text:style-name="T8">.1. </text:span><text:span text:style-name="T9">О</text:span>ткрывается <text:span text:style-name="T9">новая вкладка</text:span> <text:span text:style-name="T2">URL=”https://search.rsl.ru/ru/search”;</text:span></text:p>
            <text:p text:style-name="P252"><text:span text:style-name="T70">2</text:span><text:span text:style-name="T71">.2. </text:span>URL <text:span text:style-name="T14">содержит параметры «#q=горе%20от%20ума»;</text:span></text:p>
            <text:p text:style-name="P19"><text:span text:style-name="T10">2.3. </text:span>Отображаются издания, содержащие «<text:span text:style-name="T10">Горе от ума</text:span>» в названии.</text:p>
          </table:table-cell>
        </table:table-row>
        <table:table-row table:style-name="Таблица17.7">
          <table:table-cell table:style-name="Таблица17.A2" office:value-type="string">
            <text:p text:style-name="P253">3. В карточке первого результата кликнуть <text:span text:style-name="T18">[</text:span>В избранное<text:span text:style-name="T18">]</text:span></text:p>
          </table:table-cell>
          <table:table-cell table:style-name="Таблица17.B2" office:value-type="string">
            <text:p text:style-name="P254">3. <text:span text:style-name="T14">Отображается сообщение «Документ добавлен в избранное.»</text:span></text:p>
          </table:table-cell>
        </table:table-row>
        <table:table-row table:style-name="Таблица17.7">
          <table:table-cell table:style-name="Таблица17.A2" office:value-type="string">
            <text:p text:style-name="P253">4. В шапке сайта навести курсов на кнопку <text:span text:style-name="T18">[NameTest]</text:span>(имя пользователя<text:span text:style-name="T18">)</text:span></text:p>
          </table:table-cell>
          <table:table-cell table:style-name="Таблица17.B2" office:value-type="string">
            <text:p text:style-name="P255"><text:span text:style-name="T72">4</text:span>. Отображается выпадающее меню с <text:span text:style-name="T72">тремя</text:span> пунктами «Профиль», «Выйти», «<text:span text:style-name="T72">Избранное</text:span>»</text:p>
          </table:table-cell>
        </table:table-row>
        <table:table-row table:style-name="Таблица17.7">
          <table:table-cell table:style-name="Таблица17.A2" office:value-type="string">
            <text:p text:style-name="P253">5. В выпадающем меню кликнуть на кнопку <text:span text:style-name="T18">[</text:span>Избранное<text:span text:style-name="T18">]</text:span></text:p>
          </table:table-cell>
          <table:table-cell table:style-name="Таблица17.B2" office:value-type="string">
            <text:p text:style-name="P256">5.1. Переход на страницу избранного <text:span text:style-name="T18">URL = “</text:span><text:a xlink:type="simple" xlink:href="https://favorites.rsl.ru/" text:style-name="Internet_20_link" text:visited-style-name="Visited_20_Internet_20_Link"><text:span text:style-name="T18">https://favorites.rsl.ru/</text:span></text:a><text:span text:style-name="T18">”</text:span></text:p>
            <text:p text:style-name="P254">5.2. <text:span text:style-name="T14">Отображается документ </text:span><text:span text:style-name="T73">содержащий в название «Горе от ума»</text:span></text:p>
          </table:table-cell>
        </table:table-row>
      </table:table>
      <text:p text:style-name="P257"/>
      <text:p text:style-name="P257"/>
      <text:p text:style-name="P258">Тест-кейс № 18.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59">ID:</text:p>
          </table:table-cell>
          <table:table-cell table:style-name="Таблица18.B1" office:value-type="string">
            <text:p text:style-name="P175">RSL-<text:span text:style-name="T46">PERS-ACC</text:span>-0<text:span text:style-name="T46">7</text:span></text:p>
          </table:table-cell>
        </table:table-row>
        <table:table-row>
          <table:table-cell table:style-name="Таблица18.A2" office:value-type="string">
            <text:p text:style-name="P260">Название:</text:p>
          </table:table-cell>
          <table:table-cell table:style-name="Таблица18.B2" office:value-type="string">
            <text:p text:style-name="P261">Удаление документа из избранного</text:p>
          </table:table-cell>
        </table:table-row>
        <table:table-row>
          <table:table-cell table:style-name="Таблица18.A2" office:value-type="string">
            <text:p text:style-name="P262">Модуль:</text:p>
          </table:table-cell>
          <table:table-cell table:style-name="Таблица18.B2" office:value-type="string">
            <text:p text:style-name="P162">Личный кабинет</text:p>
          </table:table-cell>
        </table:table-row>
        <table:table-row>
          <table:table-cell table:style-name="Таблица18.A2" office:value-type="string">
            <text:p text:style-name="P260">Приоритет:</text:p>
          </table:table-cell>
          <table:table-cell table:style-name="Таблица18.B2" office:value-type="string">
            <text:p text:style-name="P263">High</text:p>
          </table:table-cell>
        </table:table-row>
        <table:table-row>
          <table:table-cell table:style-name="Таблица18.A2" office:value-type="string">
            <text:p text:style-name="P264">Предусловия:</text:p>
          </table:table-cell>
          <table:table-cell table:style-name="Таблица18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65">Пользователь авторизован</text:p>
            <text:p text:style-name="P266">В избранном находится один документ «Горе от ума»</text:p>
          </table:table-cell>
        </table:table-row>
        <table:table-row>
          <table:table-cell table:style-name="Таблица18.A2" office:value-type="string">
            <text:p text:style-name="P267"><text:s/>Шаги:</text:p>
          </table:table-cell>
          <table:table-cell table:style-name="Таблица18.B2" office:value-type="string">
            <text:p text:style-name="P268">Ожидаемый результат:</text:p>
          </table:table-cell>
        </table:table-row>
        <table:table-row table:style-name="Таблица18.7">
          <table:table-cell table:style-name="Таблица18.A2" office:value-type="string">
            <text:p text:style-name="P269">1. В шапке сайта навести курсов на кнопку <text:span text:style-name="T18">[NameTest](</text:span>имя пользователя<text:span text:style-name="T18">)</text:span></text:p>
          </table:table-cell>
          <table:table-cell table:style-name="Таблица18.B2" office:value-type="string">
            <text:p text:style-name="P255"><text:span text:style-name="T74">1</text:span>. Отображается выпадающее меню с <text:span text:style-name="T74">двумя</text:span> пунктами «Профиль», «Выйти»</text:p>
          </table:table-cell>
        </table:table-row>
        <text:soft-page-break/>
        <table:table-row table:style-name="Таблица18.7">
          <table:table-cell table:style-name="Таблица18.A2" office:value-type="string">
            <text:p text:style-name="P269">2. В выпадающем меню кликнуть на кнопку <text:span text:style-name="T18">[</text:span>Профиль<text:span text:style-name="T18">]</text:span></text:p>
          </table:table-cell>
          <table:table-cell table:style-name="Таблица18.B2" office:value-type="string">
            <text:p text:style-name="P270">2.1. <text:span text:style-name="T75">Переход на страницу личного кабинета </text:span><text:span text:style-name="T76">URL = “</text:span><text:a xlink:type="simple" xlink:href="https://passport.rusneb.ru/profile" text:style-name="Internet_20_link" text:visited-style-name="Visited_20_Internet_20_Link"><text:span text:style-name="T76">https://passport.rusneb.ru/profile</text:span></text:a><text:span text:style-name="T76">”</text:span></text:p>
            <text:p text:style-name="P271">2.2. <text:span text:style-name="T14">Отобража</text:span><text:span text:style-name="T77">ются три раздела личного кабинета: «Профиль», «Избранное», «Настройки»</text:span></text:p>
          </table:table-cell>
        </table:table-row>
        <table:table-row table:style-name="Таблица18.7">
          <table:table-cell table:style-name="Таблица18.A2" office:value-type="string">
            <text:p text:style-name="P272">3. Кликнуть на «Избранное»</text:p>
          </table:table-cell>
          <table:table-cell table:style-name="Таблица18.B2" office:value-type="string">
            <text:p text:style-name="P273">3.1. Отображается текст «<text:span text:style-name="T78">Скоро здесь будет новый функциональный раздел «Избранного». А пока можно пользоваться старыми версиями.</text:span>»</text:p>
            <text:p text:style-name="P274">3.2. <text:span text:style-name="T14">Отображается кнопка </text:span>[<text:span text:style-name="T14">Перейти в НЭБ</text:span>]</text:p>
            <text:p text:style-name="P273">3.3. Отображается кнопка <text:span text:style-name="T18">[</text:span>Перейти в РГБ<text:span text:style-name="T18">]</text:span></text:p>
          </table:table-cell>
        </table:table-row>
        <table:table-row table:style-name="Таблица18.7">
          <table:table-cell table:style-name="Таблица18.A2" office:value-type="string">
            <text:p text:style-name="P272">4. Кликнуть на кнопку <text:span text:style-name="T18">[</text:span>Перейти в РГБ<text:span text:style-name="T18">]</text:span></text:p>
          </table:table-cell>
          <table:table-cell table:style-name="Таблица18.B2" office:value-type="string">
            <text:p text:style-name="P275"><text:span text:style-name="T79">4</text:span>.1. <text:span text:style-name="T80">Открывается новая</text:span> <text:span text:style-name="T80">вкладка </text:span><text:span text:style-name="T18">URL = “</text:span><text:a xlink:type="simple" xlink:href="https://favorites.rsl.ru/" text:style-name="Internet_20_link" text:visited-style-name="Visited_20_Internet_20_Link"><text:span text:style-name="T18">https://favorites.rsl.ru/</text:span></text:a><text:span text:style-name="T18">”</text:span></text:p>
            <text:p text:style-name="P276"><text:span text:style-name="T81">4</text:span>.2. <text:span text:style-name="T14">Отображается </text:span><text:span text:style-name="T81">карточка</text:span><text:span text:style-name="T14"> документ</text:span><text:span text:style-name="T81">а</text:span><text:span text:style-name="T14"> </text:span><text:span text:style-name="T73">содержащ</text:span><text:span text:style-name="T81">ая</text:span><text:span text:style-name="T73"> в название «Горе от ума»</text:span></text:p>
            <text:p text:style-name="P277"><text:span text:style-name="T79">4</text:span>.3. <text:span text:style-name="T79">Отображается кнопка </text:span><text:span text:style-name="T82">[</text:span><text:span text:style-name="T79">Удалить</text:span><text:span text:style-name="T82">]</text:span></text:p>
          </table:table-cell>
        </table:table-row>
        <table:table-row table:style-name="Таблица18.7">
          <table:table-cell table:style-name="Таблица18.A2" office:value-type="string">
            <text:p text:style-name="P278">5. <text:span text:style-name="T79">Кликнуть на кнопку </text:span><text:span text:style-name="T82">[</text:span><text:span text:style-name="T79">Удалить</text:span><text:span text:style-name="T82">]</text:span></text:p>
          </table:table-cell>
          <table:table-cell table:style-name="Таблица18.B2" office:value-type="string">
            <text:p text:style-name="P279">5.1. Карточка документа не отображается</text:p>
            <text:p text:style-name="P279">5.2. Отображается текст «<text:span text:style-name="T83">Здравствуйте, Test Test! Чтобы добавить документ в избранное, отметьте его на странице поиска или добавьте закладку в системе просмотра документов.</text:span>»</text:p>
          </table:table-cell>
        </table:table-row>
      </table:table>
      <text:p text:style-name="P280"/>
      <text:p text:style-name="P280"/>
      <text:p text:style-name="P280"/>
      <text:p text:style-name="P280"/>
      <text:p text:style-name="P258">Тест-кейс № <text:span text:style-name="T84">19</text:span>.</text:p>
      <table:table table:name="Таблица20" table:style-name="Таблица20">
        <table:table-column table:style-name="Таблица20.A"/>
        <table:table-column table:style-name="Таблица20.B"/>
        <table:table-row table:style-name="Таблица20.1">
          <table:table-cell table:style-name="Таблица20.A1" office:value-type="string">
            <text:p text:style-name="P259">ID:</text:p>
          </table:table-cell>
          <table:table-cell table:style-name="Таблица20.B1" office:value-type="string">
            <text:p text:style-name="P281">RSL-<text:span text:style-name="T46">PERS-ACC</text:span>-0<text:span text:style-name="T46">8</text:span></text:p>
          </table:table-cell>
        </table:table-row>
        <table:table-row>
          <table:table-cell table:style-name="Таблица20.A2" office:value-type="string">
            <text:p text:style-name="P260">Название:</text:p>
          </table:table-cell>
          <table:table-cell table:style-name="Таблица20.B2" office:value-type="string">
            <text:p text:style-name="P282">Просмотр информации о профиле пользователя</text:p>
          </table:table-cell>
        </table:table-row>
        <table:table-row>
          <table:table-cell table:style-name="Таблица20.A2" office:value-type="string">
            <text:p text:style-name="P262">Модуль:</text:p>
          </table:table-cell>
          <table:table-cell table:style-name="Таблица20.B2" office:value-type="string">
            <text:p text:style-name="P162">Личный кабинет</text:p>
          </table:table-cell>
        </table:table-row>
        <table:table-row>
          <table:table-cell table:style-name="Таблица20.A2" office:value-type="string">
            <text:p text:style-name="P260">Приоритет:</text:p>
          </table:table-cell>
          <table:table-cell table:style-name="Таблица20.B2" office:value-type="string">
            <text:p text:style-name="P283">Medium </text:p>
          </table:table-cell>
        </table:table-row>
        <table:table-row table:style-name="Таблица20.5">
          <table:table-cell table:style-name="Таблица20.A2" office:value-type="string">
            <text:p text:style-name="P264">Предусловия:</text:p>
          </table:table-cell>
          <table:table-cell table:style-name="Таблица20.B2" office:value-type="string">
            <text:p text:style-name="P12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265">Пользователь авторизован</text:p>
          </table:table-cell>
        </table:table-row>
        <table:table-row>
          <table:table-cell table:style-name="Таблица20.A2" office:value-type="string">
            <text:p text:style-name="P267"><text:s/>Шаги:</text:p>
          </table:table-cell>
          <table:table-cell table:style-name="Таблица20.B2" office:value-type="string">
            <text:p text:style-name="P284">Ожидаемый результат:</text:p>
          </table:table-cell>
        </table:table-row>
        <table:table-row table:style-name="Таблица20.7">
          <table:table-cell table:style-name="Таблица20.A2" office:value-type="string">
            <text:p text:style-name="P285">1. В шапке сайта навести курсов на кнопку <text:span text:style-name="T18">[NameTest]</text:span>(имя пользователя)</text:p>
          </table:table-cell>
          <table:table-cell table:style-name="Таблица20.B2" office:value-type="string">
            <text:p text:style-name="P286"><text:span text:style-name="T74">1</text:span>. Отображается выпадающее меню с <text:span text:style-name="T74">двумя</text:span> пунктами «Профиль», «Выйти»</text:p>
          </table:table-cell>
        </table:table-row>
        <table:table-row table:style-name="Таблица20.7">
          <table:table-cell table:style-name="Таблица20.A2" office:value-type="string">
            <text:p text:style-name="P285">2. В выпадающем меню кликнуть на кнопку <text:span text:style-name="T18">[</text:span>Профиль<text:span text:style-name="T18">]</text:span></text:p>
          </table:table-cell>
          <table:table-cell table:style-name="Таблица20.B2" office:value-type="string">
            <text:p text:style-name="P270">2.1. <text:span text:style-name="T75">Переход на страницу личного кабинета </text:span><text:span text:style-name="T76">URL = “</text:span><text:a xlink:type="simple" xlink:href="https://passport.rusneb.ru/profile" text:style-name="Internet_20_link" text:visited-style-name="Visited_20_Internet_20_Link"><text:span text:style-name="T76">https://passport.rusneb.ru/profile</text:span></text:a><text:span text:style-name="T76">”</text:span></text:p>
            <text:p text:style-name="P271">2.2. <text:span text:style-name="T14">Отобража</text:span><text:span text:style-name="T77">ются три раздела личного кабинета: «Профиль», «Избранное», «Настройки»</text:span></text:p>
            <text:p text:style-name="P287"><text:soft-page-break/>2.3. Отображается поле ввода <text:span text:style-name="T85">«Фамилия*» = «</text:span><text:span text:style-name="T86">SurnameTest</text:span><text:span text:style-name="T85">»</text:span></text:p>
            <text:p text:style-name="P287">2.4. Отображается п<text:span text:style-name="T85">оле ввода «Имя*» = «</text:span><text:span text:style-name="T86">NameTest</text:span><text:span text:style-name="T85">»</text:span></text:p>
            <text:p text:style-name="P287">2.5. Отображается п<text:span text:style-name="T85">оле ввода «Отчество(при наличии)» </text:span>= <text:span text:style-name="T18">None</text:span></text:p>
            <text:p text:style-name="P288">2.6. <text:span text:style-name="T14">Отображается п</text:span><text:span text:style-name="T87">оле ввода «Адрес электронной почты*» = «</text:span><text:a xlink:type="simple" xlink:href="mailto:qatester12348765@mail.ru" text:style-name="Internet_20_link" text:visited-style-name="Visited_20_Internet_20_Link"><text:span text:style-name="T87">qatester12348765@mail.ru</text:span></text:a><text:span text:style-name="T87">»</text:span></text:p>
            <text:p text:style-name="P289">2.7. Отображается <text:span text:style-name="T88">п</text:span><text:span text:style-name="T85">оле ввода «Мобильный телефон» </text:span>= <text:span text:style-name="T18">None</text:span></text:p>
            <text:p text:style-name="P290">2.8. Отображается поле ввода <text:span text:style-name="T85">«Образование / ученая степень» = «Выберете из списка»</text:span></text:p>
            <text:p text:style-name="P290">2.9. Отображается поле ввода <text:span text:style-name="T85">«Отрасль знаний» = «Выберете отрасль»</text:span></text:p>
          </table:table-cell>
        </table:table-row>
      </table:table>
      <text:p text:style-name="P280"/>
      <text:p text:style-name="P280"/>
      <text:p text:style-name="P291">Тест-кейс № <text:span text:style-name="T89">20</text:span>.</text:p>
      <table:table table:name="Таблица19" table:style-name="Таблица19">
        <table:table-column table:style-name="Таблица19.A"/>
        <table:table-column table:style-name="Таблица19.B"/>
        <table:table-row table:style-name="Таблица19.1">
          <table:table-cell table:style-name="Таблица19.A1" office:value-type="string">
            <text:p text:style-name="P292">ID:</text:p>
          </table:table-cell>
          <table:table-cell table:style-name="Таблица19.B1" office:value-type="string">
            <text:p text:style-name="P293">RSL-<text:span text:style-name="T46">PERS-ACC</text:span>-0<text:span text:style-name="T90">9</text:span></text:p>
          </table:table-cell>
        </table:table-row>
        <table:table-row>
          <table:table-cell table:style-name="Таблица19.A2" office:value-type="string">
            <text:p text:style-name="P294">Название:</text:p>
          </table:table-cell>
          <table:table-cell table:style-name="Таблица19.B2" office:value-type="string">
            <text:p text:style-name="P295"><text:span text:style-name="T89">Изменение</text:span> информации о профиле пользователя</text:p>
          </table:table-cell>
        </table:table-row>
        <table:table-row>
          <table:table-cell table:style-name="Таблица19.A2" office:value-type="string">
            <text:p text:style-name="P296">Модуль:</text:p>
          </table:table-cell>
          <table:table-cell table:style-name="Таблица19.B2" office:value-type="string">
            <text:p text:style-name="P297">Личный кабинет</text:p>
          </table:table-cell>
        </table:table-row>
        <table:table-row>
          <table:table-cell table:style-name="Таблица19.A2" office:value-type="string">
            <text:p text:style-name="P294">Приоритет:</text:p>
          </table:table-cell>
          <table:table-cell table:style-name="Таблица19.B2" office:value-type="string">
            <text:p text:style-name="P298">Medium </text:p>
          </table:table-cell>
        </table:table-row>
        <table:table-row table:style-name="Таблица19.5">
          <table:table-cell table:style-name="Таблица19.A2" office:value-type="string">
            <text:p text:style-name="P299">Предусловия:</text:p>
          </table:table-cell>
          <table:table-cell table:style-name="Таблица19.B2" office:value-type="string">
            <text:p text:style-name="P300">Перейти на главную страницу по ссылке «<text:a xlink:type="simple" xlink:href="https://search.rsl.ru/ru/search" text:style-name="Internet_20_link" text:visited-style-name="Visited_20_Internet_20_Link"><text:span text:style-name="T2">https://search.rsl.ru/</text:span></text:a>»</text:p>
            <text:p text:style-name="P301">Пользователь авторизован</text:p>
          </table:table-cell>
        </table:table-row>
        <table:table-row>
          <table:table-cell table:style-name="Таблица19.A2" office:value-type="string">
            <text:p text:style-name="P302"><text:s/>Шаги:</text:p>
          </table:table-cell>
          <table:table-cell table:style-name="Таблица19.B2" office:value-type="string">
            <text:p text:style-name="P303">Ожидаемый результат:</text:p>
          </table:table-cell>
        </table:table-row>
        <table:table-row table:style-name="Таблица19.7">
          <table:table-cell table:style-name="Таблица19.A2" office:value-type="string">
            <text:p text:style-name="P304">1. В шапке сайта навести курсов на кнопку <text:span text:style-name="T18">[NameTest]</text:span>(имя пользователя)</text:p>
          </table:table-cell>
          <table:table-cell table:style-name="Таблица19.B2" office:value-type="string">
            <text:p text:style-name="P305"><text:span text:style-name="T74">1</text:span>. Отображается выпадающее меню с <text:span text:style-name="T74">двумя</text:span> пунктами «Профиль», «Выйти»</text:p>
          </table:table-cell>
        </table:table-row>
        <table:table-row table:style-name="Таблица19.7">
          <table:table-cell table:style-name="Таблица19.A2" office:value-type="string">
            <text:p text:style-name="P304">2. В выпадающем меню кликнуть на кнопку <text:span text:style-name="T18">[</text:span>Профиль<text:span text:style-name="T18">]</text:span></text:p>
          </table:table-cell>
          <table:table-cell table:style-name="Таблица19.B2" office:value-type="string">
            <text:p text:style-name="P306">2.1. <text:span text:style-name="T75">Переход на страницу личного кабинета </text:span><text:span text:style-name="T76">URL = “</text:span><text:a xlink:type="simple" xlink:href="https://passport.rusneb.ru/profile" text:style-name="Internet_20_link" text:visited-style-name="Visited_20_Internet_20_Link"><text:span text:style-name="T76">https://passport.rusneb.ru/profile</text:span></text:a><text:span text:style-name="T76">”</text:span></text:p>
            <text:p text:style-name="P307">2.2. <text:span text:style-name="T14">Отобража</text:span><text:span text:style-name="T77">ются три раздела личного кабинета: «Профиль», «Избранное», «Настройки»</text:span></text:p>
            <text:p text:style-name="P308">2.3. Отображается поле ввода <text:span text:style-name="T85">«Фамилия*» = «</text:span><text:span text:style-name="T86">SurnameTest</text:span><text:span text:style-name="T85">»</text:span></text:p>
            <text:p text:style-name="P308">2.4. Отображается п<text:span text:style-name="T85">оле ввода «Имя*» = «</text:span><text:span text:style-name="T86">NameTest</text:span><text:span text:style-name="T85">»</text:span></text:p>
            <text:p text:style-name="P308">2.5. Отображается п<text:span text:style-name="T85">оле ввода «Отчество(при наличии)» </text:span>= <text:span text:style-name="T18">None</text:span></text:p>
            <text:p text:style-name="P309">2.6. <text:span text:style-name="T14">Отображается п</text:span><text:span text:style-name="T87">оле ввода «Адрес электронной почты*» = «</text:span><text:a xlink:type="simple" xlink:href="mailto:qatester12348765@mail.ru" text:style-name="Internet_20_link" text:visited-style-name="Visited_20_Internet_20_Link"><text:span text:style-name="T87">qatester12348765@mail.ru</text:span></text:a><text:span text:style-name="T87">»</text:span></text:p>
            <text:p text:style-name="P308">2.7. Отображается <text:span text:style-name="T88">п</text:span><text:span text:style-name="T85">оле ввода «Мобильный телефон» </text:span>= <text:span text:style-name="T18">None</text:span></text:p>
            <text:p text:style-name="P310"><text:soft-page-break/>2.8. Отображается поле ввода <text:span text:style-name="T85">«Образование / ученая степень» = «Выберете из списка»</text:span></text:p>
            <text:p text:style-name="P310">2.9. Отображается поле ввода <text:span text:style-name="T85">«Отрасль знаний» = «Выберете отрасль»</text:span></text:p>
            <text:p text:style-name="P311">2.10. Отображается кнопка <text:span text:style-name="T18">[</text:span>Сохранить изменения<text:span text:style-name="T18">]</text:span></text:p>
          </table:table-cell>
        </table:table-row>
        <table:table-row table:style-name="Таблица19.7">
          <table:table-cell table:style-name="Таблица19.A2" office:value-type="string">
            <text:p text:style-name="P312">3. В поле ввода <text:span text:style-name="T85">«Имя*» </text:span>ввести «<text:span text:style-name="T18">NewNameTest</text:span>»</text:p>
          </table:table-cell>
          <table:table-cell table:style-name="Таблица19.B2" office:value-type="string">
            <text:p text:style-name="P313">3. <text:span text:style-name="T14">В поле ввода «Имя*» отображается «</text:span>NewNameTest<text:span text:style-name="T14">»</text:span></text:p>
          </table:table-cell>
        </table:table-row>
        <table:table-row table:style-name="Таблица19.7">
          <table:table-cell table:style-name="Таблица19.A2" office:value-type="string">
            <text:p text:style-name="P314">4. <text:span text:style-name="T14">Кликнуть кнопку </text:span>[<text:span text:style-name="T14">Сохранить изменения</text:span>]</text:p>
          </table:table-cell>
          <table:table-cell table:style-name="Таблица19.B2" office:value-type="string">
            <text:p text:style-name="P313">4. <text:span text:style-name="T14">В поле ввода «Имя*» отображается «</text:span>NewNameTest<text:span text:style-name="T14">»</text:span></text:p>
          </table:table-cell>
        </table:table-row>
      </table:table>
      <text:p text:style-name="P3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7:27:09.140583800</meta:creation-date>
    <dc:date>2026-04-09T20:12:06.889501500</dc:date>
    <meta:editing-duration>PT18H11M33S</meta:editing-duration>
    <meta:editing-cycles>37</meta:editing-cycles>
    <meta:generator>LibreOffice/25.2.7.2$Windows_X86_64 LibreOffice_project/5cbfd1ab6520636bb5f7b99185aa69bd7456825d</meta:generator>
    <meta:document-statistic meta:table-count="20" meta:image-count="0" meta:object-count="0" meta:page-count="14" meta:paragraph-count="471" meta:word-count="2065" meta:character-count="16236" meta:non-whitespace-character-count="14626"/>
  </office:meta>
</office:document-meta>
</file>